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ru" fo:country="RU" officeooo:rsid="000c6a12" officeooo:paragraph-rsid="000c6a12" fo:background-color="transparent" style:language-asian="ru" style:country-asian="RU" style:language-complex="ar" style:country-complex="SA"/>
    </style:style>
    <style:style style:name="P8" style:family="paragraph" style:parent-style-name="Standard">
      <style:text-properties officeooo:rsid="000fc6a8" officeooo:paragraph-rsid="000fc6a8"/>
    </style:style>
    <style:style style:name="P9" style:family="paragraph" style:parent-style-name="Standard">
      <style:text-properties fo:font-weight="bold" officeooo:rsid="001388d8" officeooo:paragraph-rsid="001388d8" style:font-weight-asian="bold" style:font-weight-complex="bold"/>
    </style:style>
    <style:style style:name="P10" style:family="paragraph" style:parent-style-name="Standard">
      <style:text-properties officeooo:rsid="001134a5" officeooo:paragraph-rsid="001134a5"/>
    </style:style>
    <style:style style:name="P11" style:family="paragraph" style:parent-style-name="Standard">
      <style:text-properties fo:font-weight="normal" officeooo:rsid="001134a5" officeooo:paragraph-rsid="001134a5" style:font-weight-asian="normal" style:font-weight-complex="normal"/>
    </style:style>
    <style:style style:name="P12" style:family="paragraph" style:parent-style-name="Standard">
      <style:text-properties fo:font-weight="normal" officeooo:rsid="001388d8" officeooo:paragraph-rsid="001388d8" style:font-weight-asian="normal" style:font-weight-complex="normal"/>
    </style:style>
    <style:style style:name="P13" style:family="paragraph" style:parent-style-name="Standard">
      <style:text-properties officeooo:rsid="0011be00" officeooo:paragraph-rsid="0011be00"/>
    </style:style>
    <style:style style:name="P14" style:family="paragraph" style:parent-style-name="Standard">
      <style:text-properties officeooo:rsid="001388d8" officeooo:paragraph-rsid="001388d8"/>
    </style:style>
    <style:style style:name="P15" style:family="paragraph" style:parent-style-name="Standard">
      <style:text-properties officeooo:rsid="001388d8" officeooo:paragraph-rsid="00156edf"/>
    </style:style>
    <style:style style:name="P16" style:family="paragraph" style:parent-style-name="Standard">
      <style:text-properties officeooo:rsid="00156edf" officeooo:paragraph-rsid="00156edf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20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22" style:family="paragraph" style:parent-style-name="Heading_20_1">
      <style:paragraph-properties fo:break-before="page"/>
      <style:text-properties officeooo:rsid="000fc6a8" officeooo:paragraph-rsid="000fc6a8"/>
    </style:style>
    <style:style style:name="P23" style:family="paragraph" style:parent-style-name="Heading_20_1">
      <style:paragraph-properties fo:break-before="page"/>
      <style:text-properties officeooo:rsid="001388d8" officeooo:paragraph-rsid="001388d8"/>
    </style:style>
    <style:style style:name="P24" style:family="paragraph" style:parent-style-name="Heading_20_1">
      <style:text-properties officeooo:rsid="001134a5" officeooo:paragraph-rsid="001134a5"/>
    </style:style>
    <style:style style:name="P25" style:family="paragraph" style:parent-style-name="Heading_20_1">
      <style:text-properties officeooo:rsid="0011be00" officeooo:paragraph-rsid="0011be00"/>
    </style:style>
    <style:style style:name="P26" style:family="paragraph" style:parent-style-name="Heading_20_1">
      <style:text-properties officeooo:rsid="001388d8" officeooo:paragraph-rsid="001388d8"/>
    </style:style>
    <style:style style:name="P27" style:family="paragraph" style:parent-style-name="Heading_20_1">
      <style:text-properties officeooo:rsid="00156edf" officeooo:paragraph-rsid="00156edf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29" style:family="paragraph" style:parent-style-name="Preformatted_20_Text">
      <style:text-properties fo:color="#000000" style:font-name="DejaVu Sans Mono" fo:font-weight="normal" officeooo:rsid="001388d8" officeooo:paragraph-rsid="001388d8" style:font-weight-asian="normal" style:font-weight-complex="normal"/>
    </style:style>
    <style:style style:name="P30" style:family="paragraph" style:parent-style-name="Preformatted_20_Text">
      <style:text-properties fo:color="#000000" style:font-name="DejaVu Sans Mono" fo:font-weight="bold" officeooo:rsid="001388d8" officeooo:paragraph-rsid="001388d8" style:font-weight-asian="bold" style:font-weight-complex="bold"/>
    </style:style>
    <style:style style:name="P31" style:family="paragraph" style:parent-style-name="Preformatted_20_Text">
      <style:text-properties fo:color="#000000" style:font-name="DejaVu Sans Mono" officeooo:paragraph-rsid="001388d8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56edf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6" style:family="paragraph" style:parent-style-name="Standard" style:list-style-name="L1">
      <style:text-properties fo:font-weight="bold" officeooo:rsid="0011be00" officeooo:paragraph-rsid="0011be00" style:font-weight-asian="bold" style:font-weight-complex="bold"/>
    </style:style>
    <style:style style:name="P37" style:family="paragraph" style:parent-style-name="Standard" style:list-style-name="L2">
      <style:text-properties officeooo:rsid="0011be00" officeooo:paragraph-rsid="0011be00"/>
    </style:style>
    <style:style style:name="P38" style:family="paragraph" style:parent-style-name="Standard" style:list-style-name="L2">
      <style:text-properties fo:font-weight="normal" officeooo:rsid="0011be00" officeooo:paragraph-rsid="0011be00" style:font-weight-asian="normal" style:font-weight-complex="normal"/>
    </style:style>
    <style:style style:name="P39" style:family="paragraph" style:parent-style-name="Standard" style:list-style-name="L2">
      <style:text-properties fo:font-weight="normal" officeooo:rsid="001388d8" officeooo:paragraph-rsid="001388d8" style:font-weight-asian="normal" style:font-weight-complex="normal"/>
    </style:style>
    <style:style style:name="P40" style:family="paragraph" style:parent-style-name="Preformatted_20_Text">
      <style:text-properties fo:color="#008000" style:font-name="DejaVu Sans Mono" fo:font-weight="bold" officeooo:paragraph-rsid="001388d8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Liberation Serif1" fo:font-size="14pt" fo:font-weight="bold" officeooo:rsid="001388d8" officeooo:paragraph-rsid="00156edf" style:font-size-asian="14pt" style:font-weight-asian="bold" style:font-size-complex="14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fo:font-weight="bold" officeooo:rsid="000c6a12" fo:background-color="transparent" loext:char-shading-value="0" style:font-size-asian="14pt" style:font-weight-asian="bold" style:font-name-complex="Times New Roman1" style:font-size-complex="14pt"/>
    </style:style>
    <style:style style:name="T6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ru" fo:country="RU" officeooo:rsid="000c6a12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0" style:family="text">
      <style:text-properties style:use-window-font-color="true" style:font-name="Times New Roman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388d8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1be00"/>
    </style:style>
    <style:style style:name="T15" style:family="text">
      <style:text-properties fo:color="#808000"/>
    </style:style>
    <style:style style:name="T16" style:family="text">
      <style:text-properties fo:color="#808000" fo:font-weight="normal" style:font-weight-asian="normal" style:font-weight-complex="normal"/>
    </style:style>
    <style:style style:name="T17" style:family="text">
      <style:text-properties fo:color="#808000" style:font-name="DejaVu Sans Mono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DejaVu Sans Mono"/>
    </style:style>
    <style:style style:name="T20" style:family="text">
      <style:text-properties fo:color="#008000" style:font-name="DejaVu Sans Mono" fo:font-weight="bold"/>
    </style:style>
    <style:style style:name="T21" style:family="text">
      <style:text-properties fo:color="#000080" fo:font-weight="bold"/>
    </style:style>
    <style:style style:name="T22" style:family="text">
      <style:text-properties fo:color="#000080" style:font-name="DejaVu Sans Mono" fo:font-weight="bold"/>
    </style:style>
    <style:style style:name="T23" style:family="text">
      <style:text-properties fo:color="#008080"/>
    </style:style>
    <style:style style:name="T24" style:family="text">
      <style:text-properties fo:color="#008080" style:font-name="DejaVu Sans Mono"/>
    </style:style>
    <style:style style:name="T25" style:family="text">
      <style:text-properties fo:color="#371f80"/>
    </style:style>
    <style:style style:name="T26" style:family="text">
      <style:text-properties fo:color="#371f80" style:font-name="DejaVu Sans Mono"/>
    </style:style>
    <style:style style:name="T27" style:family="text">
      <style:text-properties style:font-name="DejaVu Sans Mono"/>
    </style:style>
    <style:style style:name="T28" style:family="text">
      <style:text-properties fo:color="#660e7a" style:font-name="DejaVu Sans Mono"/>
    </style:style>
    <style:style style:name="T29" style:family="text">
      <style:text-properties fo:color="#0000ff" style:font-name="DejaVu Sans Mono"/>
    </style:style>
    <style:style style:name="T30" style:family="text">
      <style:text-properties fo:color="#1f542e"/>
    </style:style>
    <style:style style:name="T31" style:family="text">
      <style:text-properties fo:color="#1f542e" style:font-name="DejaVu Sans Mono" fo:font-weight="bold"/>
    </style:style>
    <style:style style:name="T32" style:family="text">
      <style:text-properties fo:color="#1f542e" fo:font-weight="bold"/>
    </style:style>
    <style:style style:name="T33" style:family="text">
      <style:text-properties fo:color="#808080" fo:font-style="italic"/>
    </style:style>
    <style:style style:name="T34" style:family="text">
      <style:text-properties fo:color="#808080" style:font-name="DejaVu Sans Mono" fo:font-style="italic"/>
    </style:style>
    <style:style style:name="T35" style:family="text">
      <style:text-properties officeooo:rsid="00172cf1"/>
    </style:style>
    <style:style style:name="T36" style:family="text">
      <style:text-properties officeooo:rsid="001a0d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Московский Авиационный Институт</text:p>
      <text:p text:style-name="P5">(Национальный Исследовательский Университет)</text:p>
      <text:p text:style-name="P5">Факультет информационных технологий и прикладной математики</text:p>
      <text:p text:style-name="P5">Кафедра вычислительной математики и программирования</text:p>
      <text:p text:style-name="P3"/>
      <text:p text:style-name="P3"/>
      <text:p text:style-name="P1"><text:span text:style-name="T1">Лабораторная работ</text:span><text:span text:style-name="T2">а</text:span><text:span text:style-name="T1"> №</text:span><text:span text:style-name="T5">3</text:span><text:span text:style-name="T1"> по курсу</text:span><text:span text:style-name="T4"> </text:span></text:p>
      <text:p text:style-name="P6">«Операционные системы»</text:p>
      <text:p text:style-name="P4"/>
      <text:p text:style-name="P7"><text:span text:style-name="T3">Управление </text:span><text:span text:style-name="T10">потоками</text:span><text:span text:style-name="T3"> и синхронизация</text:span></text:p>
      <text:p text:style-name="P2"/>
      <text:p text:style-name="P3"/>
      <text:p text:style-name="P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/>
      <text:p text:style-name="P20"/>
      <text:p text:style-name="P20"/>
      <text:p text:style-name="P20"/>
      <text:p text:style-name="P20"/>
      <text:p text:style-name="P20"/>
      <text:p text:style-name="P19"><text:span text:style-name="T6">Студент: </text:span><text:span text:style-name="T9">Семенов Илья Михайлович</text:span></text:p>
      <text:p text:style-name="P21"><text:span text:style-name="T6">Группа: М80 – 20</text:span><text:span text:style-name="T7">6</text:span><text:span text:style-name="T6">Б-18</text:span></text:p>
      <text:p text:style-name="P21"><text:span text:style-name="T6">Вариант: </text:span><text:span text:style-name="T7">21</text:span></text:p>
      <text:p text:style-name="P17">Преподаватель: Соколов Андрей <text:s/>Алексеевич</text:p>
      <text:p text:style-name="P17">Оценка: ___________</text:p>
      <text:p text:style-name="P17">Дата: ___________</text:p>
      <text:p text:style-name="P19"><text:span text:style-name="T8">Подпись</text:span><text:span text:style-name="T6">: ___________</text:span></text:p>
      <text:p text:style-name="P18"/>
      <text:p text:style-name="P18"/>
      <text:p text:style-name="P18">Москва, 2019</text:p>
      <text:h text:style-name="P22" text:outline-level="1">Постановка задачи</text:h>
      <text:p text:style-name="P8">Составить и отладить программу на языке Си, обрабатывающую данные в многопоточном режиме. Использовать стандартные средства создания потоков операционной системы Unix. Предусмотреть возможность ограничить максимальное количество потоков, используемых в программе. </text:p>
      <text:p text:style-name="P8"><text:span text:style-name="T13">Вариант задания:</text:span><text:span text:style-name="T11"> 21. Произвести поиск кратчайшего пути в графе поиском в ширину. Граф задается матрицей смежности, где элементы этой матрицы указывают расстояние между вершинами.</text:span></text:p>
      <text:h text:style-name="P24" text:outline-level="1">Общие сведения о программе</text:h>
      <text:p text:style-name="P10">Программа состоит из файла <text:span text:style-name="T13">main.c,</text:span> <text:span text:style-name="T13">adjacency_list.c, adjacency_list.h</text:span><text:span text:style-name="T11">,</text:span><text:span text:style-name="T13"> queue.c, queue.h.</text:span></text:p>
      <text:p text:style-name="P11">В <text:span text:style-name="T13">main.c</text:span> реализован многопоточный алгоритм поиска в ширину в графе.</text:p>
      <text:p text:style-name="P11">В <text:span text:style-name="T13">adjacency_list.c</text:span> и <text:span text:style-name="T13">adjacency_list.h</text:span> реализована структура, называемая списком смежности, необходимая в этой программе для более удобного представления графа.</text:p>
      <text:p text:style-name="P11">В <text:span text:style-name="T13">queue.c</text:span> и <text:span text:style-name="T13">queue.h</text:span> реализована очередь, без которой невозможно реализовать любой обход в ширину.</text:p>
      <text:p text:style-name="P11">В программе используются заголов<text:span text:style-name="T14">о</text:span>чные файлы <text:span text:style-name="T14">stdio.h, pthread.h, stdbool.h, ctype.h.</text:span></text:p>
      <text:p text:style-name="P13">Используются следующие системные вызовы</text:p>
      <text:list xml:id="list545085140" text:style-name="L1">
        <text:list-item>
          <text:p text:style-name="P36">pthread_create<text:span text:style-name="T11"> — создает новый поток выполнения в программе.</text:span></text:p>
        </text:list-item>
        <text:list-item>
          <text:p text:style-name="P36">pthread_mutex_init —<text:span text:style-name="T11"> инициализирует мьютекс.</text:span></text:p>
        </text:list-item>
        <text:list-item>
          <text:p text:style-name="P36">pthread_mutex_lock —<text:span text:style-name="T11"> блокирует мьютекс.</text:span></text:p>
        </text:list-item>
        <text:list-item>
          <text:p text:style-name="P36">pthread_mutex_unlock —<text:span text:style-name="T11"> разблокирует мьютекс.</text:span></text:p>
        </text:list-item>
        <text:list-item>
          <text:p text:style-name="P36">pthread_join —<text:span text:style-name="T11"> дожидается завершения переданного потока, после чего получает его выходное значение и позволяет программе продолжить работу.</text:span></text:p>
        </text:list-item>
      </text:list>
      <text:h text:style-name="P25" text:outline-level="1">Общий метод и <text:s/>алгоритм решения</text:h>
      <text:list xml:id="list10837735" text:style-name="L2">
        <text:list-item>
          <text:p text:style-name="P37">Получить из входного потока матрицу смежности графа, номер вершины для начала поиска в ширину и максимальное возможное количество потоков, обработать возможные ошибки ввода.</text:p>
        </text:list-item>
        <text:list-item>
          <text:p text:style-name="P37">Преобразовать матрицу смежности в список смежности, представленный в файлах <text:span text:style-name="T13">adjacency_list</text:span><text:span text:style-name="T11">.</text:span></text:p>
        </text:list-item>
        <text:list-item>
          <text:p text:style-name="P38"><text:soft-page-break/>Создать и инициализировать два мьютекса, для синхронизации доступа, а также создать структуру с параметрами, используемыми в функции, вызываемой в отдельных потоках</text:p>
        </text:list-item>
        <text:list-item>
          <text:p text:style-name="P38">Запустить функцию обхода в ширину многопоточно. Функция принимает в параметрах номер вершины, из которой происходит обход. Сначала подсчитывается расстояние до вершин, смежных с данной, если в некоторых вершинах удалось его уменьшить, они помещаются в вектор вершин для пересчета.</text:p>
        </text:list-item>
        <text:list-item>
          <text:p text:style-name="P37"><text:span text:style-name="T11">Проверить, сколько еще можно создать потоков, запустить функцию в отдельном потоке для максимально возможного количества вершин из ранее полученного вектора. Для оставшихся вершин запустить стандартный поиск в ширину с использованием очереди. При поиске в ширину стартовые вершины добавляются в очередь, далее, пока очередь не пуста, из нее извлекается </text:span><text:span text:style-name="T12">первый элемент, пересчитываются расстояние до соседних с этим элементом вершин. Вершины, для которых оно изменилось снова добавляются в очередь. К массиву с результатом и переменной, в которой хранится количество потоков, которые можно создать, осуществляется синхронизированный доступ.</text:span></text:p>
        </text:list-item>
        <text:list-item>
          <text:p text:style-name="P39">После завершения обхода в ширину, необходимо подождать завершения дочерних потоков, и освободить использованную ранее память в куче.</text:p>
        </text:list-item>
        <text:list-item>
          <text:p text:style-name="P39">После завершения работы самого первого потока, вывести результат.</text:p>
        </text:list-item>
      </text:list>
      <text:h text:style-name="P26" text:outline-level="1">Код программы</text:h>
      <text:p text:style-name="P9">main.c: </text:p>
      <text:p text:style-name="P31"><text:span text:style-name="T21">int </text:span><text:span text:style-name="T18">main(</text:span><text:span text:style-name="T21">int </text:span><text:span text:style-name="T18">argc, </text:span><text:span text:style-name="T21">char</text:span><text:span text:style-name="T18">** argv) {</text:span></text:p>
      <text:p text:style-name="P32"><text:s text:c="4"/><text:span text:style-name="T22">if </text:span><text:span text:style-name="T27">(argc &lt; </text:span><text:span text:style-name="T29">3</text:span><text:span text:style-name="T27">) {</text:span></text:p>
      <text:p text:style-name="P32"><text:s text:c="8"/><text:span text:style-name="T27">printf(</text:span><text:span text:style-name="T20">"Not enough arguments</text:span><text:span text:style-name="T22">\n</text:span><text:span text:style-name="T20">"</text:span><text:span text:style-name="T27">);</text:span></text:p>
      <text:p text:style-name="P32"><text:s text:c="8"/><text:span text:style-name="T27">exit(</text:span><text:span text:style-name="T29">1</text:span><text:span text:style-name="T27">);</text:span></text:p>
      <text:p text:style-name="P32"><text:s text:c="4"/><text:span text:style-name="T27">}</text:span></text:p>
      <text:p text:style-name="P32"><text:s text:c="4"/><text:span text:style-name="T26">FILE</text:span><text:span text:style-name="T27">* file = fopen(argv[</text:span><text:span text:style-name="T29">1</text:span><text:span text:style-name="T27">], </text:span><text:span text:style-name="T20">"r"</text:span><text:span text:style-name="T27">);</text:span></text:p>
      <text:p text:style-name="P32"><text:s text:c="4"/><text:span text:style-name="T22">if </text:span><text:span text:style-name="T27">(!file) {</text:span></text:p>
      <text:p text:style-name="P32"><text:s text:c="8"/><text:span text:style-name="T27">printf(</text:span><text:span text:style-name="T20">"Wrong filename</text:span><text:span text:style-name="T22">\n</text:span><text:span text:style-name="T20">"</text:span><text:span text:style-name="T27">);</text:span></text:p>
      <text:p text:style-name="P32"><text:s text:c="8"/><text:span text:style-name="T27">exit(</text:span><text:span text:style-name="T29">1</text:span><text:span text:style-name="T27">);</text:span></text:p>
      <text:p text:style-name="P32"><text:s text:c="4"/><text:span text:style-name="T27">}</text:span></text:p>
      <text:p text:style-name="P32"><text:s text:c="4"/><text:span text:style-name="T22">int </text:span><text:span text:style-name="T27">*max_thread_count = malloc(</text:span><text:span text:style-name="T22">sizeof</text:span><text:span text:style-name="T27">(</text:span><text:span text:style-name="T22">int</text:span><text:span text:style-name="T27">));</text:span></text:p>
      <text:p text:style-name="P32"><text:s text:c="4"/><text:span text:style-name="T27">*max_thread_count = parse_count(argv[</text:span><text:span text:style-name="T29">2</text:span><text:span text:style-name="T27">]);</text:span></text:p>
      <text:p text:style-name="P32"><text:s text:c="4"/><text:span text:style-name="T22">if </text:span><text:span text:style-name="T27">(*max_thread_count &lt;= </text:span><text:span text:style-name="T29">0</text:span><text:span text:style-name="T27">) {</text:span></text:p>
      <text:p text:style-name="P32"><text:s text:c="8"/><text:span text:style-name="T27">printf(</text:span><text:span text:style-name="T20">"Incorrect thread count</text:span><text:span text:style-name="T22">\n</text:span><text:span text:style-name="T20">"</text:span><text:span text:style-name="T27">);</text:span></text:p>
      <text:p text:style-name="P32"><text:s text:c="8"/><text:span text:style-name="T27">exit(</text:span><text:span text:style-name="T29">1</text:span><text:span text:style-name="T27">);</text:span></text:p>
      <text:p text:style-name="P32"><text:s text:c="4"/><text:span text:style-name="T27">}</text:span></text:p>
      <text:p text:style-name="P32"><text:s text:c="4"/><text:span text:style-name="T22">int </text:span><text:span text:style-name="T27">n;</text:span></text:p>
      <text:p text:style-name="P32"><text:s text:c="4"/><text:span text:style-name="T27">fscanf(file, </text:span><text:span text:style-name="T20">"</text:span><text:span text:style-name="T22">%d</text:span><text:span text:style-name="T20">"</text:span><text:span text:style-name="T27">, &amp;n);</text:span></text:p>
      <text:p text:style-name="P32"><text:s text:c="4"/><text:span text:style-name="T22">int </text:span><text:span text:style-name="T27">matrix[n][n];</text:span></text:p>
      <text:p text:style-name="P32"><text:s text:c="4"/><text:span text:style-name="T22">for </text:span><text:span text:style-name="T27">(</text:span><text:span text:style-name="T22">int </text:span><text:span text:style-name="T27">i = </text:span><text:span text:style-name="T29">0</text:span><text:span text:style-name="T27">; i &lt; n; ++i) {</text:span></text:p>
      <text:p text:style-name="P32"><text:s text:c="8"/><text:span text:style-name="T22">for </text:span><text:span text:style-name="T27">(</text:span><text:span text:style-name="T22">int </text:span><text:span text:style-name="T27">j = </text:span><text:span text:style-name="T29">0</text:span><text:span text:style-name="T27">; j &lt; n; ++j) {</text:span></text:p>
      <text:p text:style-name="P32"><text:soft-page-break/><text:s text:c="12"/><text:span text:style-name="T27">fscanf(file, </text:span><text:span text:style-name="T20">"</text:span><text:span text:style-name="T22">%d</text:span><text:span text:style-name="T20">"</text:span><text:span text:style-name="T27">, &amp;matrix[i][j]);</text:span></text:p>
      <text:p text:style-name="P32"><text:s text:c="8"/><text:span text:style-name="T27">}</text:span></text:p>
      <text:p text:style-name="P32"><text:s text:c="4"/><text:span text:style-name="T27">}</text:span></text:p>
      <text:p text:style-name="P32"><text:s text:c="4"/><text:span text:style-name="T27">fclose(file);</text:span></text:p>
      <text:p text:style-name="P32"><text:s text:c="4"/><text:span text:style-name="T26">adjacency_list </text:span><text:span text:style-name="T27">*list = malloc(</text:span><text:span text:style-name="T22">sizeof</text:span><text:span text:style-name="T27">(</text:span><text:span text:style-name="T26">adjacency_list</text:span><text:span text:style-name="T27">));</text:span></text:p>
      <text:p text:style-name="P32"><text:s text:c="4"/><text:span text:style-name="T27">a_init(list);</text:span></text:p>
      <text:p text:style-name="P32"><text:s text:c="4"/><text:span text:style-name="T27">a_resize(list, n);</text:span></text:p>
      <text:p text:style-name="P32"><text:s text:c="4"/><text:span text:style-name="T22">for </text:span><text:span text:style-name="T27">(</text:span><text:span text:style-name="T22">int </text:span><text:span text:style-name="T27">i = </text:span><text:span text:style-name="T29">0</text:span><text:span text:style-name="T27">; i &lt; n; ++i) {</text:span></text:p>
      <text:p text:style-name="P32"><text:s text:c="8"/><text:span text:style-name="T22">for </text:span><text:span text:style-name="T27">(</text:span><text:span text:style-name="T22">int </text:span><text:span text:style-name="T27">j = </text:span><text:span text:style-name="T29">0</text:span><text:span text:style-name="T27">; j &lt; n; ++j) {</text:span></text:p>
      <text:p text:style-name="P32"><text:s text:c="12"/><text:span text:style-name="T22">if </text:span><text:span text:style-name="T27">(matrix[i][j] != </text:span><text:span text:style-name="T29">0</text:span><text:span text:style-name="T27">) {</text:span></text:p>
      <text:p text:style-name="P32"><text:s text:c="16"/><text:span text:style-name="T27">v_push(&amp;list-&gt;</text:span><text:span text:style-name="T28">vecs</text:span><text:span text:style-name="T27">[i], (</text:span><text:span text:style-name="T26">pair</text:span><text:span text:style-name="T27">) {j, matrix[i][j]});</text:span></text:p>
      <text:p text:style-name="P32"><text:s text:c="12"/><text:span text:style-name="T27">}</text:span></text:p>
      <text:p text:style-name="P32"><text:s text:c="8"/><text:span text:style-name="T27">}</text:span></text:p>
      <text:p text:style-name="P32"><text:s text:c="4"/><text:span text:style-name="T27">}</text:span></text:p>
      <text:p text:style-name="P32"><text:s text:c="4"/><text:span text:style-name="T26">size_t </text:span><text:span text:style-name="T27">vertex_number;</text:span></text:p>
      <text:p text:style-name="P32"><text:s text:c="4"/><text:span text:style-name="T22">int </text:span><text:span text:style-name="T27">*result = malloc(</text:span><text:span text:style-name="T22">sizeof</text:span><text:span text:style-name="T27">(</text:span><text:span text:style-name="T22">int</text:span><text:span text:style-name="T27">) * n);</text:span></text:p>
      <text:p text:style-name="P32"><text:s text:c="4"/><text:span text:style-name="T22">for </text:span><text:span text:style-name="T27">(</text:span><text:span text:style-name="T22">int </text:span><text:span text:style-name="T27">i = </text:span><text:span text:style-name="T29">0</text:span><text:span text:style-name="T27">; i &lt; n; ++i) {</text:span></text:p>
      <text:p text:style-name="P32"><text:s text:c="8"/><text:span text:style-name="T27">result[i] = -</text:span><text:span text:style-name="T29">1</text:span><text:span text:style-name="T27">;</text:span></text:p>
      <text:p text:style-name="P32"><text:s text:c="4"/><text:span text:style-name="T27">}</text:span></text:p>
      <text:p text:style-name="P32"><text:s text:c="4"/><text:span text:style-name="T26">pthread_mutex_t </text:span><text:span text:style-name="T27">*mutex = malloc(</text:span><text:span text:style-name="T22">sizeof</text:span><text:span text:style-name="T27">(</text:span><text:span text:style-name="T26">pthread_mutex_t</text:span><text:span text:style-name="T27">) * n);</text:span></text:p>
      <text:p text:style-name="P32"><text:s text:c="4"/><text:span text:style-name="T27">pthread_mutex_init(mutex, </text:span><text:span text:style-name="T31">NULL</text:span><text:span text:style-name="T27">);</text:span></text:p>
      <text:p text:style-name="P32"><text:s text:c="4"/><text:span text:style-name="T26">pthread_mutex_t</text:span><text:span text:style-name="T27">* thread_count_mutex = malloc(</text:span><text:span text:style-name="T22">sizeof</text:span><text:span text:style-name="T27">(</text:span><text:span text:style-name="T26">pthread_mutex_t</text:span><text:span text:style-name="T27">));</text:span></text:p>
      <text:p text:style-name="P32"><text:s text:c="4"/><text:span text:style-name="T27">pthread_mutex_init(thread_count_mutex, </text:span><text:span text:style-name="T31">NULL</text:span><text:span text:style-name="T27">);</text:span></text:p>
      <text:p text:style-name="P32"><text:s text:c="4"/><text:span text:style-name="T27">printf(</text:span><text:span text:style-name="T20">"Enter vertex to start search</text:span><text:span text:style-name="T22">\n</text:span><text:span text:style-name="T20">"</text:span><text:span text:style-name="T27">);</text:span></text:p>
      <text:p text:style-name="P32"><text:s text:c="4"/><text:span text:style-name="T27">scanf(</text:span><text:span text:style-name="T20">"</text:span><text:span text:style-name="T22">%ld</text:span><text:span text:style-name="T20">"</text:span><text:span text:style-name="T27">, &amp;vertex_number);</text:span></text:p>
      <text:p text:style-name="P32"><text:s text:c="4"/><text:span text:style-name="T22">while </text:span><text:span text:style-name="T27">(vertex_number &gt; n || vertex_number == </text:span><text:span text:style-name="T29">0</text:span><text:span text:style-name="T27">) {</text:span></text:p>
      <text:p text:style-name="P32"><text:s text:c="8"/><text:span text:style-name="T27">printf(</text:span><text:span text:style-name="T20">"Vertex number must be &lt; </text:span><text:span text:style-name="T22">%d\n</text:span><text:span text:style-name="T19"> </text:span><text:span text:style-name="T20">and &gt; 0</text:span><text:span text:style-name="T22">\n</text:span><text:span text:style-name="T20">"</text:span><text:span text:style-name="T27">, n);</text:span></text:p>
      <text:p text:style-name="P32"><text:s text:c="8"/><text:span text:style-name="T27">printf(</text:span><text:span text:style-name="T20">"Enter vertex to start search</text:span><text:span text:style-name="T22">\n</text:span><text:span text:style-name="T20">"</text:span><text:span text:style-name="T27">);</text:span></text:p>
      <text:p text:style-name="P32"><text:s text:c="8"/><text:span text:style-name="T27">scanf(</text:span><text:span text:style-name="T20">"</text:span><text:span text:style-name="T22">%ld</text:span><text:span text:style-name="T20">"</text:span><text:span text:style-name="T27">, &amp;vertex_number);</text:span></text:p>
      <text:p text:style-name="P32"><text:s text:c="4"/><text:span text:style-name="T27">}</text:span></text:p>
      <text:p text:style-name="P32"><text:s text:c="4"/><text:span text:style-name="T27">vertex_number--;</text:span></text:p>
      <text:p text:style-name="P32"><text:s text:c="4"/><text:span text:style-name="T27">result[vertex_number] = </text:span><text:span text:style-name="T29">0</text:span><text:span text:style-name="T27">;</text:span></text:p>
      <text:p text:style-name="P32"><text:s text:c="4"/><text:span text:style-name="T27">(*max_thread_count)--;</text:span></text:p>
      <text:p text:style-name="P32"><text:s text:c="4"/><text:span text:style-name="T26">thread_params </text:span><text:span text:style-name="T27">parameters = (</text:span><text:span text:style-name="T26">thread_params</text:span><text:span text:style-name="T27">) {.</text:span><text:span text:style-name="T28">max_thread_count </text:span><text:span text:style-name="T27">= max_thread_count,</text:span></text:p>
      <text:p text:style-name="P32"><text:s text:c="12"/><text:span text:style-name="T27">.</text:span><text:span text:style-name="T28">result </text:span><text:span text:style-name="T27">= result,</text:span></text:p>
      <text:p text:style-name="P32"><text:s text:c="12"/><text:span text:style-name="T27">.</text:span><text:span text:style-name="T28">current_vertex </text:span><text:span text:style-name="T27">= vertex_number,</text:span></text:p>
      <text:p text:style-name="P32"><text:s text:c="12"/><text:span text:style-name="T27">.</text:span><text:span text:style-name="T28">list </text:span><text:span text:style-name="T27">= list,</text:span></text:p>
      <text:p text:style-name="P32"><text:s text:c="12"/><text:span text:style-name="T27">.</text:span><text:span text:style-name="T28">mutex </text:span><text:span text:style-name="T27">= mutex,</text:span></text:p>
      <text:p text:style-name="P32"><text:s text:c="12"/><text:span text:style-name="T27">.</text:span><text:span text:style-name="T28">thread_count_mutex </text:span><text:span text:style-name="T27">= thread_count_mutex};</text:span></text:p>
      <text:p text:style-name="P32"><text:s text:c="4"/><text:span text:style-name="T26">pthread_t</text:span><text:span text:style-name="T27">* first_thread = malloc(</text:span><text:span text:style-name="T22">sizeof</text:span><text:span text:style-name="T27">(</text:span><text:span text:style-name="T26">pthread_t</text:span><text:span text:style-name="T27">));</text:span></text:p>
      <text:p text:style-name="P32"><text:s text:c="4"/><text:span text:style-name="T27">pthread_create(first_thread, </text:span><text:span text:style-name="T31">NULL</text:span><text:span text:style-name="T27">, bfs, &amp;parameters);</text:span></text:p>
      <text:p text:style-name="P32"><text:s text:c="4"/><text:span text:style-name="T27">pthread_join(*first_thread, </text:span><text:span text:style-name="T31">NULL</text:span><text:span text:style-name="T27">);</text:span></text:p>
      <text:p text:style-name="P32"><text:s text:c="4"/><text:span text:style-name="T22">for </text:span><text:span text:style-name="T27">(</text:span><text:span text:style-name="T22">int </text:span><text:span text:style-name="T27">i = </text:span><text:span text:style-name="T29">0</text:span><text:span text:style-name="T27">; i &lt; n; ++i) {</text:span></text:p>
      <text:p text:style-name="P32"><text:s text:c="8"/><text:span text:style-name="T27">printf(</text:span><text:span text:style-name="T20">"</text:span><text:span text:style-name="T22">%d</text:span><text:span text:style-name="T20">:</text:span><text:span text:style-name="T22">%d</text:span><text:span text:style-name="T19"> </text:span><text:span text:style-name="T20">"</text:span><text:span text:style-name="T27">, i + </text:span><text:span text:style-name="T29">1</text:span><text:span text:style-name="T27">, result[i]);</text:span></text:p>
      <text:p text:style-name="P32"><text:s text:c="4"/><text:span text:style-name="T27">}</text:span></text:p>
      <text:p text:style-name="P32"><text:s text:c="4"/><text:span text:style-name="T27">printf(</text:span><text:span text:style-name="T20">"</text:span><text:span text:style-name="T22">\n</text:span><text:span text:style-name="T20">"</text:span><text:span text:style-name="T27">);</text:span></text:p>
      <text:p text:style-name="P32"><text:s text:c="4"/><text:span text:style-name="T22">return </text:span><text:span text:style-name="T29">0</text:span><text:span text:style-name="T27">;</text:span></text:p>
      <text:p text:style-name="P33">}</text:p>
      <text:p text:style-name="P40"/>
      <text:p text:style-name="P9">adjacency_list.h</text:p>
      <text:p text:style-name="P29"><text:span text:style-name="T15">#ifndef </text:span><text:span text:style-name="T32">OS_LAB_3_ADJACENCY_LIST_H</text:span></text:p>
      <text:p text:style-name="P28"><text:span text:style-name="T15">#define </text:span><text:span text:style-name="T32">OS_LAB_3_ADJACENCY_LIST_H</text:span></text:p>
      <text:p text:style-name="P28"><text:span text:style-name="T15">#include </text:span><text:span text:style-name="T18">&lt;stdlib.h&gt;</text:span></text:p>
      <text:p text:style-name="P28"><text:span text:style-name="T15">#include </text:span><text:span text:style-name="T18">&lt;stdbool.h&gt;</text:span></text:p>
      <text:p text:style-name="P28"><text:soft-page-break/><text:span text:style-name="T21">typedef struct </text:span><text:span text:style-name="T23">Pair </text:span><text:span text:style-name="T25">pair</text:span>;</text:p>
      <text:p text:style-name="P28"><text:span text:style-name="T21">struct </text:span><text:span text:style-name="T23">Pair </text:span>{</text:p>
      <text:p text:style-name="P32"><text:s text:c="4"/><text:span text:style-name="T22">int </text:span><text:span text:style-name="T28">vertex_number</text:span><text:span text:style-name="T27">;</text:span></text:p>
      <text:p text:style-name="P32"><text:s text:c="4"/><text:span text:style-name="T22">int </text:span><text:span text:style-name="T28">length</text:span><text:span text:style-name="T27">;</text:span></text:p>
      <text:p text:style-name="P28">};</text:p>
      <text:p text:style-name="P28"><text:span text:style-name="T21">typedef struct </text:span><text:span text:style-name="T23">Vector </text:span><text:span text:style-name="T25">vector</text:span>;</text:p>
      <text:p text:style-name="P28"><text:span text:style-name="T21">struct </text:span><text:span text:style-name="T23">Vector </text:span>{</text:p>
      <text:p text:style-name="P32"><text:s text:c="4"/><text:span text:style-name="T26">size_t </text:span><text:span text:style-name="T28">size</text:span><text:span text:style-name="T27">;</text:span></text:p>
      <text:p text:style-name="P32"><text:s text:c="4"/><text:span text:style-name="T26">size_t </text:span><text:span text:style-name="T28">capacity</text:span><text:span text:style-name="T27">;</text:span></text:p>
      <text:p text:style-name="P32"><text:s text:c="4"/><text:span text:style-name="T26">pair</text:span><text:span text:style-name="T27">* </text:span><text:span text:style-name="T28">data</text:span><text:span text:style-name="T27">;</text:span></text:p>
      <text:p text:style-name="P28">};</text:p>
      <text:p text:style-name="P28"><text:span text:style-name="T21">void </text:span>v_init(<text:span text:style-name="T25">vector</text:span>* v);</text:p>
      <text:p text:style-name="P28"><text:span text:style-name="T32">bool </text:span>v_empty(<text:span text:style-name="T25">vector</text:span>* v);</text:p>
      <text:p text:style-name="P28"><text:span text:style-name="T25">size_t </text:span>v_size(<text:span text:style-name="T25">vector</text:span>* v);</text:p>
      <text:p text:style-name="P28"><text:span text:style-name="T25">pair </text:span>v_get(<text:span text:style-name="T25">vector</text:span>* v, <text:span text:style-name="T25">size_t </text:span>index);</text:p>
      <text:p text:style-name="P28"><text:span text:style-name="T21">void </text:span>v_put(<text:span text:style-name="T25">vector</text:span>* v, <text:span text:style-name="T25">size_t </text:span>index, <text:span text:style-name="T25">pair </text:span>elem);</text:p>
      <text:p text:style-name="P28"><text:span text:style-name="T21">void </text:span>v_resize(<text:span text:style-name="T25">vector</text:span>* v, <text:span text:style-name="T25">size_t </text:span>new_size);</text:p>
      <text:p text:style-name="P28"><text:span text:style-name="T21">void </text:span>v_push(<text:span text:style-name="T25">vector</text:span>* v, <text:span text:style-name="T25">pair </text:span>elem);</text:p>
      <text:p text:style-name="P28"><text:span text:style-name="T21">void </text:span>v_destroy(<text:span text:style-name="T25">vector</text:span>* v);</text:p>
      <text:p text:style-name="P28"><text:span text:style-name="T21">typedef struct </text:span><text:span text:style-name="T23">Adjacency_list </text:span><text:span text:style-name="T25">adjacency_list</text:span>;</text:p>
      <text:p text:style-name="P28"><text:span text:style-name="T21">struct </text:span><text:span text:style-name="T23">Adjacency_list </text:span>{</text:p>
      <text:p text:style-name="P32"><text:s text:c="4"/><text:span text:style-name="T26">size_t </text:span><text:span text:style-name="T28">size</text:span><text:span text:style-name="T27">;</text:span></text:p>
      <text:p text:style-name="P32"><text:s text:c="4"/><text:span text:style-name="T26">vector</text:span><text:span text:style-name="T27">* </text:span><text:span text:style-name="T28">vecs</text:span><text:span text:style-name="T27">;</text:span></text:p>
      <text:p text:style-name="P28">};</text:p>
      <text:p text:style-name="P28"><text:span text:style-name="T21">void </text:span>a_init(<text:span text:style-name="T25">adjacency_list</text:span>* list);</text:p>
      <text:p text:style-name="P28"><text:span text:style-name="T21">void </text:span>a_resize(<text:span text:style-name="T25">adjacency_list</text:span>* list, <text:span text:style-name="T25">size_t </text:span>new_size);</text:p>
      <text:p text:style-name="P28"><text:span text:style-name="T21">void </text:span>a_destroy(<text:span text:style-name="T25">adjacency_list</text:span>* list);</text:p>
      <text:p text:style-name="P34"><text:span text:style-name="T17">#endif </text:span><text:span text:style-name="T34">//OS_LAB_3_ADJACENCY_LIST_H</text:span></text:p>
      <text:p text:style-name="P41">adjacency_list.c</text:p>
      <text:p text:style-name="P29"><text:span text:style-name="T15">#include </text:span><text:span text:style-name="T18">"adjacency_list.h"</text:span></text:p>
      <text:p text:style-name="P28"><text:span text:style-name="T32">bool </text:span>v_empty(<text:span text:style-name="T25">vector</text:span>* v) {</text:p>
      <text:p text:style-name="P32"><text:s text:c="4"/><text:span text:style-name="T22">return </text:span><text:span text:style-name="T27">v-&gt;</text:span><text:span text:style-name="T28">size </text:span><text:span text:style-name="T27">== </text:span><text:span text:style-name="T29">0</text:span><text:span text:style-name="T27">;</text:span></text:p>
      <text:p text:style-name="P28">}</text:p>
      <text:p text:style-name="P28"><text:span text:style-name="T25">size_t </text:span>v_size(<text:span text:style-name="T25">vector</text:span>* v) {</text:p>
      <text:p text:style-name="P32"><text:s text:c="4"/><text:span text:style-name="T22">return </text:span><text:span text:style-name="T27">v-&gt;</text:span><text:span text:style-name="T28">size</text:span><text:span text:style-name="T27">;</text:span></text:p>
      <text:p text:style-name="P28">}</text:p>
      <text:p text:style-name="P28"><text:span text:style-name="T21">void </text:span>v_init(<text:span text:style-name="T25">vector</text:span>* v) {</text:p>
      <text:p text:style-name="P32"><text:s text:c="4"/><text:span text:style-name="T27">v-&gt;</text:span><text:span text:style-name="T28">data </text:span><text:span text:style-name="T27">= </text:span><text:span text:style-name="T31">NULL</text:span><text:span text:style-name="T27">;</text:span></text:p>
      <text:p text:style-name="P32"><text:s text:c="4"/><text:span text:style-name="T27">v-&gt;</text:span><text:span text:style-name="T28">size </text:span><text:span text:style-name="T27">= </text:span><text:span text:style-name="T29">0</text:span><text:span text:style-name="T27">;</text:span></text:p>
      <text:p text:style-name="P32"><text:s text:c="4"/><text:span text:style-name="T27">v-&gt;</text:span><text:span text:style-name="T28">capacity </text:span><text:span text:style-name="T27">= </text:span><text:span text:style-name="T29">0</text:span><text:span text:style-name="T27">;</text:span></text:p>
      <text:p text:style-name="P28">}</text:p>
      <text:p text:style-name="P28"><text:span text:style-name="T25">pair </text:span>v_get(<text:span text:style-name="T25">vector</text:span>* v, <text:span text:style-name="T25">size_t </text:span>index) {</text:p>
      <text:p text:style-name="P32"><text:s text:c="4"/><text:span text:style-name="T22">if </text:span><text:span text:style-name="T27">(index &lt; v-&gt;</text:span><text:span text:style-name="T28">size</text:span><text:span text:style-name="T27">) {</text:span></text:p>
      <text:p text:style-name="P32"><text:s text:c="8"/><text:span text:style-name="T22">return </text:span><text:span text:style-name="T27">v-&gt;</text:span><text:span text:style-name="T28">data</text:span><text:span text:style-name="T27">[index];</text:span></text:p>
      <text:p text:style-name="P32"><text:s text:c="4"/><text:span text:style-name="T27">}</text:span></text:p>
      <text:p text:style-name="P28">}</text:p>
      <text:p text:style-name="P28"><text:span text:style-name="T21">void </text:span>v_put(<text:span text:style-name="T25">vector</text:span>* v, <text:span text:style-name="T25">size_t </text:span>index, <text:span text:style-name="T25">pair </text:span>elem) {</text:p>
      <text:p text:style-name="P32"><text:s text:c="4"/><text:span text:style-name="T22">if </text:span><text:span text:style-name="T27">(index &lt; v-&gt;</text:span><text:span text:style-name="T28">size</text:span><text:span text:style-name="T27">) {</text:span></text:p>
      <text:p text:style-name="P32"><text:s text:c="8"/><text:span text:style-name="T27">v-&gt;</text:span><text:span text:style-name="T28">data</text:span><text:span text:style-name="T27">[index] = elem;</text:span></text:p>
      <text:p text:style-name="P32"><text:s text:c="4"/><text:span text:style-name="T27">}</text:span></text:p>
      <text:p text:style-name="P28">}</text:p>
      <text:p text:style-name="P28"><text:span text:style-name="T21">void </text:span>v_resize(<text:span text:style-name="T25">vector</text:span>* v, <text:span text:style-name="T25">size_t </text:span>new_size) {</text:p>
      <text:p text:style-name="P32"><text:s text:c="4"/><text:span text:style-name="T22">if </text:span><text:span text:style-name="T27">(new_size == </text:span><text:span text:style-name="T29">0</text:span><text:span text:style-name="T27">) {</text:span></text:p>
      <text:p text:style-name="P32"><text:s text:c="8"/><text:span text:style-name="T27">v-&gt;</text:span><text:span text:style-name="T28">capacity </text:span><text:span text:style-name="T27">= </text:span><text:span text:style-name="T29">0</text:span><text:span text:style-name="T27">;</text:span></text:p>
      <text:p text:style-name="P32"><text:s text:c="8"/><text:span text:style-name="T27">v-&gt;</text:span><text:span text:style-name="T28">size </text:span><text:span text:style-name="T27">= </text:span><text:span text:style-name="T29">0</text:span><text:span text:style-name="T27">;</text:span></text:p>
      <text:p text:style-name="P32"><text:soft-page-break/><text:s text:c="8"/><text:span text:style-name="T27">free(v-&gt;</text:span><text:span text:style-name="T28">data</text:span><text:span text:style-name="T27">);</text:span></text:p>
      <text:p text:style-name="P32"><text:s text:c="8"/><text:span text:style-name="T27">v-&gt;</text:span><text:span text:style-name="T28">data </text:span><text:span text:style-name="T27">= </text:span><text:span text:style-name="T31">NULL</text:span><text:span text:style-name="T27">;</text:span></text:p>
      <text:p text:style-name="P32"><text:s text:c="4"/><text:span text:style-name="T27">} <text:s/></text:span><text:span text:style-name="T22">else </text:span><text:span text:style-name="T27">{</text:span></text:p>
      <text:p text:style-name="P32"><text:s text:c="8"/><text:span text:style-name="T27">v-&gt;</text:span><text:span text:style-name="T28">data </text:span><text:span text:style-name="T27">= realloc(v-&gt;</text:span><text:span text:style-name="T28">data</text:span><text:span text:style-name="T27">, new_size * </text:span><text:span text:style-name="T22">sizeof</text:span><text:span text:style-name="T27">(</text:span><text:span text:style-name="T26">pair</text:span><text:span text:style-name="T27">));</text:span></text:p>
      <text:p text:style-name="P32"><text:s text:c="8"/><text:span text:style-name="T27">v-&gt;</text:span><text:span text:style-name="T28">size </text:span><text:span text:style-name="T27">= new_size;</text:span></text:p>
      <text:p text:style-name="P32"><text:s text:c="8"/><text:span text:style-name="T27">v-&gt;</text:span><text:span text:style-name="T28">capacity </text:span><text:span text:style-name="T27">= new_size;</text:span></text:p>
      <text:p text:style-name="P32"><text:s text:c="4"/><text:span text:style-name="T27">}</text:span></text:p>
      <text:p text:style-name="P28">}</text:p>
      <text:p text:style-name="P28"><text:span text:style-name="T21">void </text:span>v_push(<text:span text:style-name="T25">vector</text:span>* v, <text:span text:style-name="T25">pair </text:span>elem) {</text:p>
      <text:p text:style-name="P32"><text:s text:c="4"/><text:span text:style-name="T22">if </text:span><text:span text:style-name="T27">(v-&gt;</text:span><text:span text:style-name="T28">size </text:span><text:span text:style-name="T27">== v-&gt;</text:span><text:span text:style-name="T28">capacity</text:span><text:span text:style-name="T27">) {</text:span></text:p>
      <text:p text:style-name="P32"><text:s text:c="8"/><text:span text:style-name="T27">v-&gt;</text:span><text:span text:style-name="T28">capacity </text:span><text:span text:style-name="T27">= v-&gt;</text:span><text:span text:style-name="T28">capacity </text:span><text:span text:style-name="T27">== </text:span><text:span text:style-name="T29">0 </text:span><text:span text:style-name="T27">? </text:span><text:span text:style-name="T29">1 </text:span><text:span text:style-name="T27">: v-&gt;</text:span><text:span text:style-name="T28">capacity </text:span><text:span text:style-name="T27">* </text:span><text:span text:style-name="T29">2</text:span><text:span text:style-name="T27">;</text:span></text:p>
      <text:p text:style-name="P32"><text:s text:c="8"/><text:span text:style-name="T27">v-&gt;</text:span><text:span text:style-name="T28">data </text:span><text:span text:style-name="T27">= realloc(v-&gt;</text:span><text:span text:style-name="T28">data</text:span><text:span text:style-name="T27">, v-&gt;</text:span><text:span text:style-name="T28">capacity </text:span><text:span text:style-name="T27">* </text:span><text:span text:style-name="T22">sizeof</text:span><text:span text:style-name="T27">(</text:span><text:span text:style-name="T26">pair</text:span><text:span text:style-name="T27">));</text:span></text:p>
      <text:p text:style-name="P32"><text:s text:c="4"/><text:span text:style-name="T27">}</text:span></text:p>
      <text:p text:style-name="P32"><text:s text:c="4"/><text:span text:style-name="T27">v-&gt;</text:span><text:span text:style-name="T28">data</text:span><text:span text:style-name="T27">[v-&gt;</text:span><text:span text:style-name="T28">size</text:span><text:span text:style-name="T27">] = elem;</text:span></text:p>
      <text:p text:style-name="P32"><text:s text:c="4"/><text:span text:style-name="T27">v-&gt;</text:span><text:span text:style-name="T28">size</text:span><text:span text:style-name="T27">++;</text:span></text:p>
      <text:p text:style-name="P28">}</text:p>
      <text:p text:style-name="P28"><text:span text:style-name="T21">void </text:span>v_destroy(<text:span text:style-name="T25">vector</text:span>* v) {</text:p>
      <text:p text:style-name="P32"><text:s text:c="4"/><text:span text:style-name="T27">free(v-&gt;</text:span><text:span text:style-name="T28">data</text:span><text:span text:style-name="T27">);</text:span></text:p>
      <text:p text:style-name="P32"><text:s text:c="4"/><text:span text:style-name="T27">v-&gt;</text:span><text:span text:style-name="T28">data </text:span><text:span text:style-name="T27">= </text:span><text:span text:style-name="T31">NULL</text:span><text:span text:style-name="T27">;</text:span></text:p>
      <text:p text:style-name="P32"><text:s text:c="4"/><text:span text:style-name="T27">v-&gt;</text:span><text:span text:style-name="T28">size </text:span><text:span text:style-name="T27">= </text:span><text:span text:style-name="T29">0</text:span><text:span text:style-name="T27">;</text:span></text:p>
      <text:p text:style-name="P32"><text:s text:c="4"/><text:span text:style-name="T27">v-&gt;</text:span><text:span text:style-name="T28">capacity </text:span><text:span text:style-name="T27">= </text:span><text:span text:style-name="T29">0</text:span><text:span text:style-name="T27">;</text:span></text:p>
      <text:p text:style-name="P28">}</text:p>
      <text:p text:style-name="P28"><text:span text:style-name="T21">void </text:span>a_init(<text:span text:style-name="T25">adjacency_list</text:span>* list) {</text:p>
      <text:p text:style-name="P32"><text:s text:c="4"/><text:span text:style-name="T27">list-&gt;</text:span><text:span text:style-name="T28">size </text:span><text:span text:style-name="T27">= </text:span><text:span text:style-name="T29">0</text:span><text:span text:style-name="T27">;</text:span></text:p>
      <text:p text:style-name="P32"><text:s text:c="4"/><text:span text:style-name="T27">list-&gt;</text:span><text:span text:style-name="T28">vecs </text:span><text:span text:style-name="T27">= </text:span><text:span text:style-name="T31">NULL</text:span><text:span text:style-name="T27">;</text:span></text:p>
      <text:p text:style-name="P28">}</text:p>
      <text:p text:style-name="P28"><text:span text:style-name="T21">void </text:span>a_resize(<text:span text:style-name="T25">adjacency_list</text:span>* list, <text:span text:style-name="T25">size_t </text:span>new_size) {</text:p>
      <text:p text:style-name="P32"><text:s text:c="4"/><text:span text:style-name="T26">size_t </text:span><text:span text:style-name="T27">old_size = list-&gt;</text:span><text:span text:style-name="T28">size</text:span><text:span text:style-name="T27">;</text:span></text:p>
      <text:p text:style-name="P32"><text:s text:c="4"/><text:span text:style-name="T22">if </text:span><text:span text:style-name="T27">(old_size == new_size) {</text:span></text:p>
      <text:p text:style-name="P32"><text:s text:c="8"/><text:span text:style-name="T22">return</text:span><text:span text:style-name="T27">;</text:span></text:p>
      <text:p text:style-name="P32"><text:s text:c="4"/><text:span text:style-name="T27">}</text:span></text:p>
      <text:p text:style-name="P32"><text:s text:c="4"/><text:span text:style-name="T22">if </text:span><text:span text:style-name="T27">(old_size &gt; new_size) {</text:span></text:p>
      <text:p text:style-name="P32"><text:s text:c="8"/><text:span text:style-name="T22">for </text:span><text:span text:style-name="T27">(</text:span><text:span text:style-name="T22">int </text:span><text:span text:style-name="T27">i = new_size; i &lt; old_size; ++i) {</text:span></text:p>
      <text:p text:style-name="P32"><text:s text:c="12"/><text:span text:style-name="T27">v_destroy(&amp;list-&gt;</text:span><text:span text:style-name="T28">vecs</text:span><text:span text:style-name="T27">[i]);</text:span></text:p>
      <text:p text:style-name="P32"><text:s text:c="8"/><text:span text:style-name="T27">}</text:span></text:p>
      <text:p text:style-name="P32"><text:s text:c="8"/><text:span text:style-name="T27">list-&gt;</text:span><text:span text:style-name="T28">vecs </text:span><text:span text:style-name="T27">= realloc(list-&gt;</text:span><text:span text:style-name="T28">vecs</text:span><text:span text:style-name="T27">, new_size * </text:span><text:span text:style-name="T22">sizeof</text:span><text:span text:style-name="T27">(</text:span><text:span text:style-name="T26">vector</text:span><text:span text:style-name="T27">));</text:span></text:p>
      <text:p text:style-name="P32"><text:s text:c="4"/><text:span text:style-name="T27">} </text:span><text:span text:style-name="T22">else </text:span><text:span text:style-name="T27">{</text:span></text:p>
      <text:p text:style-name="P32"><text:s text:c="8"/><text:span text:style-name="T27">list-&gt;</text:span><text:span text:style-name="T28">vecs </text:span><text:span text:style-name="T27">= realloc(list-&gt;</text:span><text:span text:style-name="T28">vecs</text:span><text:span text:style-name="T27">, new_size * </text:span><text:span text:style-name="T22">sizeof</text:span><text:span text:style-name="T27">(</text:span><text:span text:style-name="T26">vector</text:span><text:span text:style-name="T27">));</text:span></text:p>
      <text:p text:style-name="P32"><text:s text:c="8"/><text:span text:style-name="T22">for </text:span><text:span text:style-name="T27">(</text:span><text:span text:style-name="T22">int </text:span><text:span text:style-name="T27">i = old_size; i &lt; new_size; ++i) {</text:span></text:p>
      <text:p text:style-name="P32"><text:s text:c="12"/><text:span text:style-name="T27">v_init(&amp;list-&gt;</text:span><text:span text:style-name="T28">vecs</text:span><text:span text:style-name="T27">[i]);</text:span></text:p>
      <text:p text:style-name="P32"><text:s text:c="8"/><text:span text:style-name="T27">}</text:span></text:p>
      <text:p text:style-name="P32"><text:s text:c="4"/><text:span text:style-name="T27">}</text:span></text:p>
      <text:p text:style-name="P32"><text:s text:c="4"/><text:span text:style-name="T27">list-&gt;</text:span><text:span text:style-name="T28">size </text:span><text:span text:style-name="T27">= new_size;</text:span></text:p>
      <text:p text:style-name="P28">}</text:p>
      <text:p text:style-name="P28"><text:span text:style-name="T21">void </text:span>a_destroy(<text:span text:style-name="T25">adjacency_list</text:span>* list) {</text:p>
      <text:p text:style-name="P32"><text:s text:c="4"/><text:span text:style-name="T22">for </text:span><text:span text:style-name="T27">(</text:span><text:span text:style-name="T22">int </text:span><text:span text:style-name="T27">i = </text:span><text:span text:style-name="T29">0</text:span><text:span text:style-name="T27">; i &lt; list-&gt;</text:span><text:span text:style-name="T28">size</text:span><text:span text:style-name="T27">; ++i) {</text:span></text:p>
      <text:p text:style-name="P32"><text:s text:c="8"/><text:span text:style-name="T27">v_destroy(&amp;list-&gt;</text:span><text:span text:style-name="T28">vecs</text:span><text:span text:style-name="T27">[i]);</text:span></text:p>
      <text:p text:style-name="P32"><text:s text:c="4"/><text:span text:style-name="T27">}</text:span></text:p>
      <text:p text:style-name="P32"><text:s text:c="4"/><text:span text:style-name="T27">free(list-&gt;</text:span><text:span text:style-name="T28">vecs</text:span><text:span text:style-name="T27">);</text:span></text:p>
      <text:p text:style-name="P32"><text:s text:c="4"/><text:span text:style-name="T27">list-&gt;</text:span><text:span text:style-name="T28">size </text:span><text:span text:style-name="T27">= </text:span><text:span text:style-name="T29">0</text:span><text:span text:style-name="T27">;</text:span></text:p>
      <text:p text:style-name="P32"><text:s text:c="4"/><text:span text:style-name="T27">list-&gt;</text:span><text:span text:style-name="T28">vecs </text:span><text:span text:style-name="T27">= NULL;</text:span></text:p>
      <text:p text:style-name="P33">}</text:p>
      <text:p text:style-name="P9">queue.h</text:p>
      <text:p text:style-name="P30"><text:span text:style-name="T16">#ifndef</text:span><text:span text:style-name="T15"> </text:span><text:span text:style-name="T30">OS_LAB_3_QUEUE_H</text:span></text:p>
      <text:p text:style-name="P28"><text:span text:style-name="T15">#define </text:span><text:span text:style-name="T32">OS_LAB_3_QUEUE_H</text:span></text:p>
      <text:p text:style-name="P28"><text:soft-page-break/><text:span text:style-name="T15">#include </text:span><text:span text:style-name="T18">&lt;stdbool.h&gt;</text:span></text:p>
      <text:p text:style-name="P28"><text:span text:style-name="T15">#include </text:span><text:span text:style-name="T18">&lt;stdlib.h&gt;</text:span></text:p>
      <text:p text:style-name="P28"><text:span text:style-name="T21">typedef struct </text:span><text:span text:style-name="T23">QueueItem </text:span><text:span text:style-name="T25">queue_item</text:span>;</text:p>
      <text:p text:style-name="P28"><text:span text:style-name="T21">struct </text:span><text:span text:style-name="T23">QueueItem </text:span>{</text:p>
      <text:p text:style-name="P32"><text:s text:c="4"/><text:span text:style-name="T22">struct </text:span><text:span text:style-name="T24">QueueItem</text:span><text:span text:style-name="T27">* </text:span><text:span text:style-name="T28">next</text:span><text:span text:style-name="T27">;</text:span></text:p>
      <text:p text:style-name="P32"><text:s text:c="4"/><text:span text:style-name="T22">struct </text:span><text:span text:style-name="T24">QueueItem</text:span><text:span text:style-name="T27">* </text:span><text:span text:style-name="T28">prev</text:span><text:span text:style-name="T27">;</text:span></text:p>
      <text:p text:style-name="P32"><text:s text:c="4"/><text:span text:style-name="T22">int </text:span><text:span text:style-name="T28">value</text:span><text:span text:style-name="T27">;</text:span></text:p>
      <text:p text:style-name="P28">};</text:p>
      <text:p text:style-name="P28"><text:span text:style-name="T21">typedef struct </text:span><text:span text:style-name="T23">Queue </text:span><text:span text:style-name="T25">queue</text:span>;</text:p>
      <text:p text:style-name="P28"><text:span text:style-name="T21">struct </text:span><text:span text:style-name="T23">Queue </text:span>{</text:p>
      <text:p text:style-name="P32"><text:s text:c="4"/><text:span text:style-name="T26">queue_item</text:span><text:span text:style-name="T27">* </text:span><text:span text:style-name="T28">head</text:span><text:span text:style-name="T27">;</text:span></text:p>
      <text:p text:style-name="P32"><text:s text:c="4"/><text:span text:style-name="T26">queue_item</text:span><text:span text:style-name="T27">* </text:span><text:span text:style-name="T28">tail</text:span><text:span text:style-name="T27">;</text:span></text:p>
      <text:p text:style-name="P32"><text:s text:c="4"/><text:span text:style-name="T26">size_t </text:span><text:span text:style-name="T28">size</text:span><text:span text:style-name="T27">;</text:span></text:p>
      <text:p text:style-name="P28">};</text:p>
      <text:p text:style-name="P28"><text:span text:style-name="T21">void </text:span>q_init(<text:span text:style-name="T25">queue</text:span>* q);</text:p>
      <text:p text:style-name="P28"><text:span text:style-name="T21">int </text:span>q_top(<text:span text:style-name="T25">queue</text:span>* q);</text:p>
      <text:p text:style-name="P28"><text:span text:style-name="T21">int </text:span>q_pop(<text:span text:style-name="T25">queue</text:span>* q);</text:p>
      <text:p text:style-name="P28"><text:span text:style-name="T25">size_t </text:span>q_size(<text:span text:style-name="T25">queue</text:span>* q);</text:p>
      <text:p text:style-name="P28"><text:span text:style-name="T21">void </text:span>q_push(<text:span text:style-name="T25">queue</text:span>* q, <text:span text:style-name="T21">int </text:span>elem);</text:p>
      <text:p text:style-name="P28"><text:span text:style-name="T32">bool </text:span>q_empty(<text:span text:style-name="T25">queue</text:span>* q);</text:p>
      <text:p text:style-name="P28"><text:span text:style-name="T21">void </text:span>q_destroy(<text:span text:style-name="T25">queue</text:span>* q);</text:p>
      <text:p text:style-name="P33"><text:span text:style-name="T15">#endif </text:span><text:span text:style-name="T33">//OS_LAB_3_QUEUE_H</text:span></text:p>
      <text:p text:style-name="P9">queue.c</text:p>
      <text:p text:style-name="P29"><text:span text:style-name="T15">#include </text:span><text:span text:style-name="T18">"queue.h"</text:span></text:p>
      <text:p text:style-name="P28"><text:span text:style-name="T21">void </text:span>q_init(<text:span text:style-name="T25">queue</text:span>* q) {</text:p>
      <text:p text:style-name="P32"><text:s text:c="4"/><text:span text:style-name="T27">q-&gt;</text:span><text:span text:style-name="T28">head </text:span><text:span text:style-name="T27">= </text:span><text:span text:style-name="T31">NULL</text:span><text:span text:style-name="T27">;</text:span></text:p>
      <text:p text:style-name="P32"><text:s text:c="4"/><text:span text:style-name="T27">q-&gt;</text:span><text:span text:style-name="T28">tail </text:span><text:span text:style-name="T27">= </text:span><text:span text:style-name="T31">NULL</text:span><text:span text:style-name="T27">;</text:span></text:p>
      <text:p text:style-name="P32"><text:s text:c="4"/><text:span text:style-name="T27">q-&gt;</text:span><text:span text:style-name="T28">size </text:span><text:span text:style-name="T27">= </text:span><text:span text:style-name="T29">0</text:span><text:span text:style-name="T27">;</text:span></text:p>
      <text:p text:style-name="P28">}</text:p>
      <text:p text:style-name="P28"><text:span text:style-name="T21">int </text:span>q_top(<text:span text:style-name="T25">queue</text:span>* q) {</text:p>
      <text:p text:style-name="P32"><text:s text:c="4"/><text:span text:style-name="T22">return </text:span><text:span text:style-name="T27">q-&gt;</text:span><text:span text:style-name="T28">head</text:span><text:span text:style-name="T27">-&gt;</text:span><text:span text:style-name="T28">value</text:span><text:span text:style-name="T27">;</text:span></text:p>
      <text:p text:style-name="P28">}</text:p>
      <text:p text:style-name="P28"><text:span text:style-name="T21">int </text:span>q_pop(<text:span text:style-name="T25">queue</text:span>* q) {</text:p>
      <text:p text:style-name="P32"><text:s text:c="4"/><text:span text:style-name="T22">int </text:span><text:span text:style-name="T27">temp = q_top(q);</text:span></text:p>
      <text:p text:style-name="P32"><text:s text:c="4"/><text:span text:style-name="T26">queue_item</text:span><text:span text:style-name="T27">* ptr_to_free = q-&gt;</text:span><text:span text:style-name="T28">head</text:span><text:span text:style-name="T27">;</text:span></text:p>
      <text:p text:style-name="P32"><text:s text:c="4"/><text:span text:style-name="T27">q-&gt;</text:span><text:span text:style-name="T28">head </text:span><text:span text:style-name="T27">= q-&gt;</text:span><text:span text:style-name="T28">head</text:span><text:span text:style-name="T27">-&gt;</text:span><text:span text:style-name="T28">next</text:span><text:span text:style-name="T27">;</text:span></text:p>
      <text:p text:style-name="P32"><text:s text:c="4"/><text:span text:style-name="T22">if </text:span><text:span text:style-name="T27">(q-&gt;</text:span><text:span text:style-name="T28">head </text:span><text:span text:style-name="T27">== </text:span><text:span text:style-name="T31">NULL</text:span><text:span text:style-name="T27">) {</text:span></text:p>
      <text:p text:style-name="P32"><text:s text:c="8"/><text:span text:style-name="T27">q-&gt;</text:span><text:span text:style-name="T28">tail </text:span><text:span text:style-name="T27">= </text:span><text:span text:style-name="T31">NULL</text:span><text:span text:style-name="T27">;</text:span></text:p>
      <text:p text:style-name="P32"><text:s text:c="4"/><text:span text:style-name="T27">}</text:span></text:p>
      <text:p text:style-name="P32"><text:s text:c="4"/><text:span text:style-name="T27">free(ptr_to_free);</text:span></text:p>
      <text:p text:style-name="P32"><text:s text:c="4"/><text:span text:style-name="T27">q-&gt;</text:span><text:span text:style-name="T28">size</text:span><text:span text:style-name="T27">--;</text:span></text:p>
      <text:p text:style-name="P32"><text:s text:c="4"/><text:span text:style-name="T22">return </text:span><text:span text:style-name="T27">temp;</text:span></text:p>
      <text:p text:style-name="P28">}</text:p>
      <text:p text:style-name="P28"><text:span text:style-name="T21">void </text:span>q_push(<text:span text:style-name="T25">queue</text:span>* q, <text:span text:style-name="T21">int </text:span>elem) {</text:p>
      <text:p text:style-name="P32"><text:s text:c="4"/><text:span text:style-name="T26">queue_item</text:span><text:span text:style-name="T27">* new_elem = malloc(</text:span><text:span text:style-name="T22">sizeof</text:span><text:span text:style-name="T27">(</text:span><text:span text:style-name="T26">queue_item</text:span><text:span text:style-name="T27">));</text:span></text:p>
      <text:p text:style-name="P32"><text:s text:c="4"/><text:span text:style-name="T27">new_elem-&gt;</text:span><text:span text:style-name="T28">value </text:span><text:span text:style-name="T27">= elem;</text:span></text:p>
      <text:p text:style-name="P32"><text:s text:c="4"/><text:span text:style-name="T27">new_elem-&gt;</text:span><text:span text:style-name="T28">next </text:span><text:span text:style-name="T27">= </text:span><text:span text:style-name="T29">0</text:span><text:span text:style-name="T27">;</text:span></text:p>
      <text:p text:style-name="P32"><text:s text:c="4"/><text:span text:style-name="T22">if </text:span><text:span text:style-name="T27">(q-&gt;</text:span><text:span text:style-name="T28">head </text:span><text:span text:style-name="T27">== </text:span><text:span text:style-name="T31">NULL</text:span><text:span text:style-name="T27">) {</text:span></text:p>
      <text:p text:style-name="P32"><text:s text:c="8"/><text:span text:style-name="T27">q-&gt;</text:span><text:span text:style-name="T28">head </text:span><text:span text:style-name="T27">= new_elem;</text:span></text:p>
      <text:p text:style-name="P32"><text:s text:c="8"/><text:span text:style-name="T27">q-&gt;</text:span><text:span text:style-name="T28">tail </text:span><text:span text:style-name="T27">= new_elem;</text:span></text:p>
      <text:p text:style-name="P32"><text:s text:c="8"/><text:span text:style-name="T27">new_elem-&gt;</text:span><text:span text:style-name="T28">prev </text:span><text:span text:style-name="T27">= </text:span><text:span text:style-name="T29">0</text:span><text:span text:style-name="T27">;</text:span></text:p>
      <text:p text:style-name="P32"><text:s text:c="4"/><text:span text:style-name="T27">} </text:span><text:span text:style-name="T22">else </text:span><text:span text:style-name="T27">{</text:span></text:p>
      <text:p text:style-name="P32"><text:s text:c="8"/><text:span text:style-name="T27">q-&gt;</text:span><text:span text:style-name="T28">tail</text:span><text:span text:style-name="T27">-&gt;</text:span><text:span text:style-name="T28">next </text:span><text:span text:style-name="T27">= new_elem;</text:span></text:p>
      <text:p text:style-name="P32"><text:s text:c="8"/><text:span text:style-name="T27">new_elem-&gt;</text:span><text:span text:style-name="T28">prev </text:span><text:span text:style-name="T27">= q-&gt;</text:span><text:span text:style-name="T28">tail</text:span><text:span text:style-name="T27">;</text:span></text:p>
      <text:p text:style-name="P32"><text:s text:c="8"/><text:span text:style-name="T27">q-&gt;</text:span><text:span text:style-name="T28">tail </text:span><text:span text:style-name="T27">= new_elem;</text:span></text:p>
      <text:p text:style-name="P32"><text:soft-page-break/><text:s text:c="4"/><text:span text:style-name="T27">}</text:span></text:p>
      <text:p text:style-name="P32"><text:s text:c="4"/><text:span text:style-name="T27">q-&gt;</text:span><text:span text:style-name="T28">size</text:span><text:span text:style-name="T27">++;</text:span></text:p>
      <text:p text:style-name="P28">}</text:p>
      <text:p text:style-name="P28">bool q_empty(<text:span text:style-name="T25">queue</text:span>* q) {</text:p>
      <text:p text:style-name="P32"><text:s text:c="4"/><text:span text:style-name="T22">return </text:span><text:span text:style-name="T27">q-&gt;</text:span><text:span text:style-name="T28">head </text:span><text:span text:style-name="T27">== NULL;</text:span></text:p>
      <text:p text:style-name="P28">}</text:p>
      <text:p text:style-name="P28"><text:span text:style-name="T25">size_t </text:span>q_size(<text:span text:style-name="T25">queue</text:span>* q) {</text:p>
      <text:p text:style-name="P32"><text:s text:c="4"/><text:span text:style-name="T22">return </text:span><text:span text:style-name="T27">q-&gt;</text:span><text:span text:style-name="T28">size</text:span><text:span text:style-name="T27">;</text:span></text:p>
      <text:p text:style-name="P28">}</text:p>
      <text:p text:style-name="P28"><text:span text:style-name="T21">void </text:span>q_destroy(<text:span text:style-name="T25">queue</text:span>* q) {</text:p>
      <text:p text:style-name="P32"><text:s text:c="4"/><text:span text:style-name="T26">queue_item</text:span><text:span text:style-name="T27">* start = q-&gt;</text:span><text:span text:style-name="T28">head</text:span><text:span text:style-name="T27">;</text:span></text:p>
      <text:p text:style-name="P32"><text:s text:c="4"/><text:span text:style-name="T22">while </text:span><text:span text:style-name="T27">(start != NULL) {</text:span></text:p>
      <text:p text:style-name="P32"><text:s text:c="8"/><text:span text:style-name="T26">queue_item</text:span><text:span text:style-name="T27">* next = start-&gt;</text:span><text:span text:style-name="T28">next</text:span><text:span text:style-name="T27">;</text:span></text:p>
      <text:p text:style-name="P32"><text:s text:c="8"/><text:span text:style-name="T27">free(start);</text:span></text:p>
      <text:p text:style-name="P32"><text:s text:c="8"/><text:span text:style-name="T27">start = next;</text:span></text:p>
      <text:p text:style-name="P32"><text:s text:c="4"/><text:span text:style-name="T27">}</text:span></text:p>
      <text:p text:style-name="P32"><text:s text:c="4"/><text:span text:style-name="T27">q-&gt;</text:span><text:span text:style-name="T28">head </text:span><text:span text:style-name="T27">= NULL;</text:span></text:p>
      <text:p text:style-name="P32"><text:s text:c="4"/><text:span text:style-name="T27">q-&gt;</text:span><text:span text:style-name="T28">tail </text:span><text:span text:style-name="T27">= NULL;</text:span></text:p>
      <text:p text:style-name="P32"><text:s text:c="4"/><text:span text:style-name="T27">q-&gt;</text:span><text:span text:style-name="T28">size </text:span><text:span text:style-name="T27">= </text:span><text:span text:style-name="T29">0</text:span><text:span text:style-name="T27">;</text:span></text:p>
      <text:p text:style-name="P33">}</text:p>
      <text:p text:style-name="P12"/>
      <text:h text:style-name="P23" text:outline-level="1">Демонстрация работы программы</text:h>
      <text:p text:style-name="P14">ilya@ilya-lenovo:~/CLionProjects/OS_lab_3/src/cmake-build-debug$ cat matrix_1</text:p>
      <text:p text:style-name="P14">6</text:p>
      <text:p text:style-name="P14">0 20 0 10 0 2</text:p>
      <text:p text:style-name="P14">0 0 0 1 0 0</text:p>
      <text:p text:style-name="P14">0 2 0 0 0 0</text:p>
      <text:p text:style-name="P14">0 6 0 0 4 0 </text:p>
      <text:p text:style-name="P14">0 0 2 0 0 0</text:p>
      <text:p text:style-name="P14">0 0 6 0 2 0</text:p>
      <text:p text:style-name="P14">ilya@ilya-lenovo:~/CLionProjects/OS_lab_3/src/cmake-build-debug$ cat matrix_2</text:p>
      <text:p text:style-name="P14">5</text:p>
      <text:p text:style-name="P14">0 1 3 0 2</text:p>
      <text:p text:style-name="P14">1 0 5 6 0</text:p>
      <text:p text:style-name="P14">3 5 0 1 7 </text:p>
      <text:p text:style-name="P14">0 6 1 0 8</text:p>
      <text:p text:style-name="P14">2 0 7 8 0 </text:p>
      <text:p text:style-name="P14">ilya@ilya-lenovo:~/CLionProjects/OS_lab_3/src/cmake-build-debug$ ./OS_lab_3 matrix_0 10</text:p>
      <text:p text:style-name="P14">Wrong filename</text:p>
      <text:p text:style-name="P14">ilya@ilya-lenovo:~/CLionProjects/OS_lab_3/src/cmake-build-debug$ ./OS_lab_3 matrix_1 -5</text:p>
      <text:p text:style-name="P14">Incorrect thread count</text:p>
      <text:p text:style-name="P14">ilya@ilya-lenovo:~/CLionProjects/OS_lab_3/src/cmake-build-debug$ ./OS_lab_3 matrix_1 1</text:p>
      <text:p text:style-name="P14">Enter vertex to start search</text:p>
      <text:p text:style-name="P14">1</text:p>
      <text:p text:style-name="P14">1:0 2:8 3:6 4:9 5:4 6:2 </text:p>
      <text:p text:style-name="P14">ilya@ilya-lenovo:~/CLionProjects/OS_lab_3/src/cmake-build-debug$ ./OS_lab_3 matrix_1 5</text:p>
      <text:p text:style-name="P14">Enter vertex to start search</text:p>
      <text:p text:style-name="P14"><text:soft-page-break/>7</text:p>
      <text:p text:style-name="P14">Vertex number must be &lt; 6</text:p>
      <text:p text:style-name="P15"><text:s/>and &gt; 0</text:p>
      <text:p text:style-name="P15">Enter vertex to start search</text:p>
      <text:p text:style-name="P14">5</text:p>
      <text:p text:style-name="P14">1:-1 2:4 3:2 4:5 5:0 6:-1 </text:p>
      <text:p text:style-name="P14">ilya@ilya-lenovo:~/CLionProjects/OS_lab_3/src/cmake-build-debug$ strace -f ./OS_lab_3 matrix_1 5</text:p>
      <text:p text:style-name="P14">execve("./OS_lab_3", ["./OS_lab_3", "matrix_1", "5"], 0x7ffe609d24a8 /* 52 vars */) = 0</text:p>
      <text:p text:style-name="P14">brk(NULL) <text:s text:c="30"/>= 0x56051ca8b000</text:p>
      <text:p text:style-name="P14">access("/etc/ld.so.nohwcap", F_OK) <text:s text:c="5"/>= -1 ENOENT (No such file or directory)</text:p>
      <text:p text:style-name="P14">access("/etc/ld.so.preload", R_OK) <text:s text:c="5"/>= -1 ENOENT (No such file or directory)</text:p>
      <text:p text:style-name="P14">openat(AT_FDCWD, "/etc/ld.so.cache", O_RDONLY|O_CLOEXEC) = 3</text:p>
      <text:p text:style-name="P14">fstat(3, {st_mode=S_IFREG|0644, st_size=144444, ...}) = 0</text:p>
      <text:p text:style-name="P14">mmap(NULL, 144444, PROT_READ, MAP_PRIVATE, 3, 0) = 0x7f516f462000</text:p>
      <text:p text:style-name="P14">close(3) <text:s text:c="31"/>= 0</text:p>
      <text:p text:style-name="P14">access("/etc/ld.so.nohwcap", F_OK) <text:s text:c="5"/>= -1 ENOENT (No such file or directory)</text:p>
      <text:p text:style-name="P14">openat(AT_FDCWD, "/lib/x86_64-linux-gnu/libpthread.so.0", O_RDONLY|O_CLOEXEC) = 3</text:p>
      <text:p text:style-name="P14">read(3, "\177ELF\2\1\1\0\0\0\0\0\0\0\0\0\3\0&gt;\0\1\0\0\0000b\0\0\0\0\0\0"..., 832) = 832</text:p>
      <text:p text:style-name="P14">fstat(3, {st_mode=S_IFREG|0755, st_size=144976, ...}) = 0</text:p>
      <text:p text:style-name="P14">mmap(NULL, 8192, PROT_READ|PROT_WRITE, MAP_PRIVATE|MAP_ANONYMOUS, -1, 0) = 0x7f516f460000</text:p>
      <text:p text:style-name="P14">mmap(NULL, 2221184, PROT_READ|PROT_EXEC, MAP_PRIVATE|MAP_DENYWRITE, 3, 0) = 0x7f516f040000</text:p>
      <text:p text:style-name="P14">mprotect(0x7f516f05a000, 2093056, PROT_NONE) = 0</text:p>
      <text:p text:style-name="P14">mmap(0x7f516f259000, 8192, PROT_READ|PROT_WRITE, MAP_PRIVATE|MAP_FIXED|MAP_DENYWRITE, 3, 0x19000) = 0x7f516f259000</text:p>
      <text:p text:style-name="P14"><text:soft-page-break/>mmap(0x7f516f25b000, 13440, PROT_READ|PROT_WRITE, MAP_PRIVATE|MAP_FIXED|MAP_ANONYMOUS, -1, 0) = 0x7f516f25b000</text:p>
      <text:p text:style-name="P14">close(3) <text:s text:c="31"/>= 0</text:p>
      <text:p text:style-name="P14">access("/etc/ld.so.nohwcap", F_OK) <text:s text:c="5"/>= -1 ENOENT (No such file or directory)</text:p>
      <text:p text:style-name="P14">openat(AT_FDCWD, "/lib/x86_64-linux-gnu/libc.so.6", O_RDONLY|O_CLOEXEC) = 3</text:p>
      <text:p text:style-name="P14">read(3, "\177ELF\2\1\1\3\0\0\0\0\0\0\0\0\3\0&gt;\0\1\0\0\0\260\34\2\0\0\0\0\0"..., 832) = 832</text:p>
      <text:p text:style-name="P14">fstat(3, {st_mode=S_IFREG|0755, st_size=2030544, ...}) = 0</text:p>
      <text:p text:style-name="P14">mmap(NULL, 4131552, PROT_READ|PROT_EXEC, MAP_PRIVATE|MAP_DENYWRITE, 3, 0) = 0x7f516ec4f000</text:p>
      <text:p text:style-name="P14">mprotect(0x7f516ee36000, 2097152, PROT_NONE) = 0</text:p>
      <text:p text:style-name="P14">mmap(0x7f516f036000, 24576, PROT_READ|PROT_WRITE, MAP_PRIVATE|MAP_FIXED|MAP_DENYWRITE, 3, 0x1e7000) = 0x7f516f036000</text:p>
      <text:p text:style-name="P14">mmap(0x7f516f03c000, 15072, PROT_READ|PROT_WRITE, MAP_PRIVATE|MAP_FIXED|MAP_ANONYMOUS, -1, 0) = 0x7f516f03c000</text:p>
      <text:p text:style-name="P14">close(3) <text:s text:c="31"/>= 0</text:p>
      <text:p text:style-name="P14">mmap(NULL, 12288, PROT_READ|PROT_WRITE, MAP_PRIVATE|MAP_ANONYMOUS, -1, 0) = 0x7f516f45d000</text:p>
      <text:p text:style-name="P14">arch_prctl(ARCH_SET_FS, 0x7f516f45d740) = 0</text:p>
      <text:p text:style-name="P14">mprotect(0x7f516f036000, 16384, PROT_READ) = 0</text:p>
      <text:p text:style-name="P14">mprotect(0x7f516f259000, 4096, PROT_READ) = 0</text:p>
      <text:p text:style-name="P14">mprotect(0x56051b0ea000, 4096, PROT_READ) = 0</text:p>
      <text:p text:style-name="P14">mprotect(0x7f516f486000, 4096, PROT_READ) = 0</text:p>
      <text:p text:style-name="P14">munmap(0x7f516f462000, 144444) <text:s text:c="9"/>= 0</text:p>
      <text:p text:style-name="P14">set_tid_address(0x7f516f45da10) <text:s text:c="8"/>= 5631</text:p>
      <text:p text:style-name="P14">set_robust_list(0x7f516f45da20, 24) <text:s text:c="4"/>= 0</text:p>
      <text:p text:style-name="P14">rt_sigaction(SIGRTMIN, {sa_handler=0x7f516f045cb0, sa_mask=[], sa_flags=SA_RESTORER|SA_SIGINFO, sa_restorer=0x7f516f052890}, NULL, 8) = 0</text:p>
      <text:p text:style-name="P14"><text:soft-page-break/>rt_sigaction(SIGRT_1, {sa_handler=0x7f516f045d50, sa_mask=[], sa_flags=SA_RESTORER|SA_RESTART|SA_SIGINFO, sa_restorer=0x7f516f052890}, NULL, 8) = 0</text:p>
      <text:p text:style-name="P14">rt_sigprocmask(SIG_UNBLOCK, [RTMIN RT_1], NULL, 8) = 0</text:p>
      <text:p text:style-name="P14">prlimit64(0, RLIMIT_STACK, NULL, {rlim_cur=8192*1024, rlim_max=RLIM64_INFINITY}) = 0</text:p>
      <text:p text:style-name="P14">brk(NULL) <text:s text:c="30"/>= 0x56051ca8b000</text:p>
      <text:p text:style-name="P14">brk(0x56051caac000) <text:s text:c="20"/>= 0x56051caac000</text:p>
      <text:p text:style-name="P14">openat(AT_FDCWD, "matrix_1", O_RDONLY) <text:s/>= 3</text:p>
      <text:p text:style-name="P14">fstat(3, {st_mode=S_IFREG|0644, st_size=77, ...}) = 0</text:p>
      <text:p text:style-name="P14">read(3, "6\n0 20 0 10 0 2\n0 0 0 1 0 0\n0 2 "..., 4096) = 77</text:p>
      <text:p text:style-name="P14">close(3) <text:s text:c="31"/>= 0</text:p>
      <text:p text:style-name="P14">fstat(1, {st_mode=S_IFCHR|0620, st_rdev=makedev(136, 0), ...}) = 0</text:p>
      <text:p text:style-name="P14">write(1, "Enter vertex to start search\n", 29Enter vertex to start search</text:p>
      <text:p text:style-name="P14">) = 29</text:p>
      <text:p text:style-name="P14">fstat(0, {st_mode=S_IFCHR|0620, st_rdev=makedev(136, 0), ...}) = 0</text:p>
      <text:p text:style-name="P14">read(0, 1</text:p>
      <text:p text:style-name="P14">"1\n", 1024) <text:s text:c="19"/>= 2</text:p>
      <text:p text:style-name="P14">mmap(NULL, 8392704, PROT_NONE, MAP_PRIVATE|MAP_ANONYMOUS|MAP_STACK, -1, 0) = 0x7f516e44e000</text:p>
      <text:p text:style-name="P14">mprotect(0x7f516e44f000, 8388608, PROT_READ|PROT_WRITE) = 0</text:p>
      <text:p text:style-name="P14">clone(strace: Process 5632 attached</text:p>
      <text:p text:style-name="P14">child_stack=0x7f516ec4dfb0, flags=CLONE_VM|CLONE_FS|CLONE_FILES|CLONE_SIGHAND|CLONE_THREAD|CLONE_SYSVSEM|CLONE_SETTLS|CLONE_PARENT_SETTID|CLONE_CHILD_CLEARTID, parent_tidptr=0x7f516ec4e9d0, tls=0x7f516ec4e700, child_tidptr=0x7f516ec4e9d0) = 5632</text:p>
      <text:p text:style-name="P14">[pid <text:s/>5632] set_robust_list(0x7f516ec4e9e0, 24 &lt;unfinished ...&gt;</text:p>
      <text:p text:style-name="P14">[pid <text:s/>5631] futex(0x7f516ec4e9d0, FUTEX_WAIT, 5632, NULL &lt;unfinished ...&gt;</text:p>
      <text:p text:style-name="P14">[pid <text:s/>5632] &lt;... set_robust_list resumed&gt; ) = 0</text:p>
      <text:p text:style-name="P14"><text:soft-page-break/>[pid <text:s/>5632] mmap(NULL, 134217728, PROT_NONE, MAP_PRIVATE|MAP_ANONYMOUS|MAP_NORESERVE, -1, 0) = 0x7f516644e000</text:p>
      <text:p text:style-name="P14">[pid <text:s/>5632] munmap(0x7f516644e000, 29040640) = 0</text:p>
      <text:p text:style-name="P14">[pid <text:s/>5632] munmap(0x7f516c000000, 38068224) = 0</text:p>
      <text:p text:style-name="P14">[pid <text:s/>5632] mprotect(0x7f5168000000, 135168, PROT_READ|PROT_WRITE) = 0</text:p>
      <text:p text:style-name="P14">[pid <text:s/>5632] mmap(NULL, 8392704, PROT_NONE, MAP_PRIVATE|MAP_ANONYMOUS|MAP_STACK, -1, 0) = 0x7f516dc4d000</text:p>
      <text:p text:style-name="P14">[pid <text:s/>5632] mprotect(0x7f516dc4e000, 8388608, PROT_READ|PROT_WRITE) = 0</text:p>
      <text:p text:style-name="P14">[pid <text:s/>5632] clone(strace: Process 5633 attached</text:p>
      <text:p text:style-name="P14">child_stack=0x7f516e44cfb0, flags=CLONE_VM|CLONE_FS|CLONE_FILES|CLONE_SIGHAND|CLONE_THREAD|CLONE_SYSVSEM|CLONE_SETTLS|CLONE_PARENT_SETTID|CLONE_CHILD_CLEARTID, parent_tidptr=0x7f516e44d9d0, tls=0x7f516e44d700, child_tidptr=0x7f516e44d9d0) = 5633</text:p>
      <text:p text:style-name="P14">[pid <text:s/>5633] set_robust_list(0x7f516e44d9e0, 24 &lt;unfinished ...&gt;</text:p>
      <text:p text:style-name="P14">[pid <text:s/>5632] mmap(NULL, 8392704, PROT_NONE, MAP_PRIVATE|MAP_ANONYMOUS|MAP_STACK, -1, 0 &lt;unfinished ...&gt;</text:p>
      <text:p text:style-name="P14">[pid <text:s/>5633] &lt;... set_robust_list resumed&gt; ) = 0</text:p>
      <text:p text:style-name="P14">[pid <text:s/>5632] &lt;... mmap resumed&gt; ) <text:s text:c="7"/>= 0x7f516d44c000</text:p>
      <text:p text:style-name="P14">[pid <text:s/>5633] mmap(NULL, 134217728, PROT_NONE, MAP_PRIVATE|MAP_ANONYMOUS|MAP_NORESERVE, -1, 0 &lt;unfinished ...&gt;</text:p>
      <text:p text:style-name="P14">[pid <text:s/>5632] mprotect(0x7f516d44d000, 8388608, PROT_READ|PROT_WRITE &lt;unfinished ...&gt;</text:p>
      <text:p text:style-name="P14">[pid <text:s/>5633] &lt;... mmap resumed&gt; ) <text:s text:c="7"/>= 0x7f5160000000</text:p>
      <text:p text:style-name="P14">[pid <text:s/>5632] &lt;... mprotect resumed&gt; ) <text:s text:c="3"/>= 0</text:p>
      <text:p text:style-name="P14">[pid <text:s/>5633] munmap(0x7f5164000000, 67108864) = 0</text:p>
      <text:p text:style-name="P14">[pid <text:s/>5632] clone( &lt;unfinished ...&gt;</text:p>
      <text:p text:style-name="P14">[pid <text:s/>5633] mprotect(0x7f5160000000, 135168, PROT_READ|PROT_WRITE) = 0</text:p>
      <text:p text:style-name="P14">strace: Process 5634 attached</text:p>
      <text:p text:style-name="P14"><text:soft-page-break/>[pid <text:s/>5634] set_robust_list(0x7f516dc4c9e0, 24 &lt;unfinished ...&gt;</text:p>
      <text:p text:style-name="P14">[pid <text:s/>5633] openat(AT_FDCWD, "/etc/ld.so.cache", O_RDONLY|O_CLOEXEC &lt;unfinished ...&gt;</text:p>
      <text:p text:style-name="P14">[pid <text:s/>5634] &lt;... set_robust_list resumed&gt; ) = 0</text:p>
      <text:p text:style-name="P14">[pid <text:s/>5633] &lt;... openat resumed&gt; ) <text:s text:c="5"/>= 3</text:p>
      <text:p text:style-name="P14">[pid <text:s/>5632] &lt;... clone resumed&gt; child_stack=0x7f516dc4bfb0, flags=CLONE_VM|CLONE_FS|CLONE_FILES|CLONE_SIGHAND|CLONE_THREAD|CLONE_SYSVSEM|CLONE_SETTLS|CLONE_PARENT_SETTID|CLONE_CHILD_CLEARTID, parent_tidptr=0x7f516dc4c9d0, tls=0x7f516dc4c700, child_tidptr=0x7f516dc4c9d0) = 5634</text:p>
      <text:p text:style-name="P14">[pid <text:s/>5633] fstat(3, <text:s/>&lt;unfinished ...&gt;</text:p>
      <text:p text:style-name="P14">[pid <text:s/>5634] mmap(0x7f5164000000, 67108864, PROT_NONE, MAP_PRIVATE|MAP_ANONYMOUS|MAP_NORESERVE, -1, 0 &lt;unfinished ...&gt;</text:p>
      <text:p text:style-name="P14">[pid <text:s/>5633] &lt;... fstat resumed&gt; {st_mode=S_IFREG|0644, st_size=144444, ...}) = 0</text:p>
      <text:p text:style-name="P14">[pid <text:s/>5634] &lt;... mmap resumed&gt; ) <text:s text:c="7"/>= 0x7f5164000000</text:p>
      <text:p text:style-name="P14">[pid <text:s/>5633] mmap(NULL, 144444, PROT_READ, MAP_PRIVATE, 3, 0 &lt;unfinished ...&gt;</text:p>
      <text:p text:style-name="P14">[pid <text:s/>5634] mprotect(0x7f5164000000, 135168, PROT_READ|PROT_WRITE &lt;unfinished ...&gt;</text:p>
      <text:p text:style-name="P14">[pid <text:s/>5633] &lt;... mmap resumed&gt; ) <text:s text:c="7"/>= 0x7f516f462000</text:p>
      <text:p text:style-name="P14">[pid <text:s/>5634] &lt;... mprotect resumed&gt; ) <text:s text:c="3"/>= 0</text:p>
      <text:p text:style-name="P14">[pid <text:s/>5633] close(3 &lt;unfinished ...&gt;</text:p>
      <text:p text:style-name="P14">[pid <text:s/>5634] mmap(NULL, 8392704, PROT_NONE, MAP_PRIVATE|MAP_ANONYMOUS|MAP_STACK, -1, 0 &lt;unfinished ...&gt;</text:p>
      <text:p text:style-name="P14">[pid <text:s/>5632] mmap(NULL, 8392704, PROT_NONE, MAP_PRIVATE|MAP_ANONYMOUS|MAP_STACK, -1, 0 &lt;unfinished ...&gt;</text:p>
      <text:p text:style-name="P14">[pid <text:s/>5634] &lt;... mmap resumed&gt; ) <text:s text:c="7"/>= 0x7f516cc4b000</text:p>
      <text:p text:style-name="P14">[pid <text:s/>5632] &lt;... mmap resumed&gt; ) <text:s text:c="7"/>= 0x7f516c44a000</text:p>
      <text:p text:style-name="P14">[pid <text:s/>5634] mprotect(0x7f516cc4c000, 8388608, PROT_READ|PROT_WRITE &lt;unfinished ...&gt;</text:p>
      <text:p text:style-name="P14">[pid <text:s/>5632] mprotect(0x7f516c44b000, 8388608, PROT_READ|PROT_WRITE &lt;unfinished ...&gt;</text:p>
      <text:p text:style-name="P14"><text:soft-page-break/>[pid <text:s/>5634] &lt;... mprotect resumed&gt; ) <text:s text:c="3"/>= 0</text:p>
      <text:p text:style-name="P14">[pid <text:s/>5632] &lt;... mprotect resumed&gt; ) <text:s text:c="3"/>= 0</text:p>
      <text:p text:style-name="P14">[pid <text:s/>5634] clone( &lt;unfinished ...&gt;</text:p>
      <text:p text:style-name="P14">[pid <text:s/>5633] &lt;... close resumed&gt; ) <text:s text:c="6"/>= 0</text:p>
      <text:p text:style-name="P14">strace: Process 5635 attached</text:p>
      <text:p text:style-name="P14">[pid <text:s/>5633] access("/etc/ld.so.nohwcap", F_OK &lt;unfinished ...&gt;</text:p>
      <text:p text:style-name="P14">[pid <text:s/>5635] set_robust_list(0x7f516d44b9e0, 24 &lt;unfinished ...&gt;</text:p>
      <text:p text:style-name="P14">[pid <text:s/>5633] &lt;... access resumed&gt; ) <text:s text:c="5"/>= -1 ENOENT (No such file or directory)</text:p>
      <text:p text:style-name="P14">[pid <text:s/>5635] &lt;... set_robust_list resumed&gt; ) = 0</text:p>
      <text:p text:style-name="P14">[pid <text:s/>5634] &lt;... clone resumed&gt; child_stack=0x7f516d44afb0, flags=CLONE_VM|CLONE_FS|CLONE_FILES|CLONE_SIGHAND|CLONE_THREAD|CLONE_SYSVSEM|CLONE_SETTLS|CLONE_PARENT_SETTID|CLONE_CHILD_CLEARTID, parent_tidptr=0x7f516d44b9d0, tls=0x7f516d44b700, child_tidptr=0x7f516d44b9d0) = 5635</text:p>
      <text:p text:style-name="P14">[pid <text:s/>5635] mmap(NULL, 134217728, PROT_NONE, MAP_PRIVATE|MAP_ANONYMOUS|MAP_NORESERVE, -1, 0 &lt;unfinished ...&gt;</text:p>
      <text:p text:style-name="P14">[pid <text:s/>5634] futex(0x7f516d44b9d0, FUTEX_WAIT, 5635, NULL &lt;unfinished ...&gt;</text:p>
      <text:p text:style-name="P14">[pid <text:s/>5635] &lt;... mmap resumed&gt; ) <text:s text:c="7"/>= 0x7f5158000000</text:p>
      <text:p text:style-name="P14">[pid <text:s/>5633] openat(AT_FDCWD, "/lib/x86_64-linux-gnu/libgcc_s.so.1", O_RDONLY|O_CLOEXEC &lt;unfinished ...&gt;</text:p>
      <text:p text:style-name="P14">[pid <text:s/>5635] munmap(0x7f515c000000, 67108864 &lt;unfinished ...&gt;</text:p>
      <text:p text:style-name="P14">[pid <text:s/>5632] clone( &lt;unfinished ...&gt;</text:p>
      <text:p text:style-name="P14">[pid <text:s/>5635] &lt;... munmap resumed&gt; ) <text:s text:c="5"/>= 0</text:p>
      <text:p text:style-name="P14">[pid <text:s/>5633] &lt;... openat resumed&gt; ) <text:s text:c="5"/>= 3</text:p>
      <text:p text:style-name="P14">strace: Process 5636 attached</text:p>
      <text:p text:style-name="P14">[pid <text:s/>5635] mprotect(0x7f5158000000, 135168, PROT_READ|PROT_WRITE &lt;unfinished ...&gt;</text:p>
      <text:p text:style-name="P14">[pid <text:s/>5636] set_robust_list(0x7f516cc4a9e0, 24 &lt;unfinished ...&gt;</text:p>
      <text:p text:style-name="P14">[pid <text:s/>5635] &lt;... mprotect resumed&gt; ) <text:s text:c="3"/>= 0</text:p>
      <text:p text:style-name="P14">[pid <text:s/>5636] &lt;... set_robust_list resumed&gt; ) = 0</text:p>
      <text:p text:style-name="P14"><text:soft-page-break/>[pid <text:s/>5635] futex(0x7f516f487968, FUTEX_WAIT_PRIVATE, 2, NULL &lt;unfinished ...&gt;</text:p>
      <text:p text:style-name="P14">[pid <text:s/>5633] read(3, "\177ELF\2\1\1\0\0\0\0\0\0\0\0\0\3\0&gt;\0\1\0\0\0\300*\0\0\0\0\0\0"..., 832) = 832</text:p>
      <text:p text:style-name="P14">[pid <text:s/>5632] &lt;... clone resumed&gt; child_stack=0x7f516cc49fb0, flags=CLONE_VM|CLONE_FS|CLONE_FILES|CLONE_SIGHAND|CLONE_THREAD|CLONE_SYSVSEM|CLONE_SETTLS|CLONE_PARENT_SETTID|CLONE_CHILD_CLEARTID, parent_tidptr=0x7f516cc4a9d0, tls=0x7f516cc4a700, child_tidptr=0x7f516cc4a9d0) = 5636</text:p>
      <text:p text:style-name="P14">[pid <text:s/>5633] fstat(3, <text:s/>&lt;unfinished ...&gt;</text:p>
      <text:p text:style-name="P14">[pid <text:s/>5632] futex(0x7f516e44d9d0, FUTEX_WAIT, 5633, NULL &lt;unfinished ...&gt;</text:p>
      <text:p text:style-name="P14">[pid <text:s/>5633] &lt;... fstat resumed&gt; {st_mode=S_IFREG|0644, st_size=96616, ...}) = 0</text:p>
      <text:p text:style-name="P14">[pid <text:s/>5636] mmap(0x7f515c000000, 67108864, PROT_NONE, MAP_PRIVATE|MAP_ANONYMOUS|MAP_NORESERVE, -1, 0 &lt;unfinished ...&gt;</text:p>
      <text:p text:style-name="P14">[pid <text:s/>5633] mmap(NULL, 2192432, PROT_READ|PROT_EXEC, MAP_PRIVATE|MAP_DENYWRITE, 3, 0 &lt;unfinished ...&gt;</text:p>
      <text:p text:style-name="P14">[pid <text:s/>5636] &lt;... mmap resumed&gt; ) <text:s text:c="7"/>= 0x7f515c000000</text:p>
      <text:p text:style-name="P14">[pid <text:s/>5633] &lt;... mmap resumed&gt; ) <text:s text:c="7"/>= 0x7f516c232000</text:p>
      <text:p text:style-name="P14">[pid <text:s/>5636] mprotect(0x7f515c000000, 135168, PROT_READ|PROT_WRITE &lt;unfinished ...&gt;</text:p>
      <text:p text:style-name="P14">[pid <text:s/>5633] mprotect(0x7f516c249000, 2093056, PROT_NONE &lt;unfinished ...&gt;</text:p>
      <text:p text:style-name="P14">[pid <text:s/>5636] &lt;... mprotect resumed&gt; ) <text:s text:c="3"/>= 0</text:p>
      <text:p text:style-name="P14">[pid <text:s/>5633] &lt;... mprotect resumed&gt; ) <text:s text:c="3"/>= 0</text:p>
      <text:p text:style-name="P14">[pid <text:s/>5636] futex(0x7f516f487968, FUTEX_WAIT_PRIVATE, 2, NULL &lt;unfinished ...&gt;</text:p>
      <text:p text:style-name="P14">[pid <text:s/>5633] mmap(0x7f516c448000, 8192, PROT_READ|PROT_WRITE, MAP_PRIVATE|MAP_FIXED|MAP_DENYWRITE, 3, 0x16000) = 0x7f516c448000</text:p>
      <text:p text:style-name="P14">[pid <text:s/>5633] close(3) <text:s text:c="19"/>= 0</text:p>
      <text:p text:style-name="P14">[pid <text:s/>5633] mprotect(0x7f516c448000, 4096, PROT_READ) = 0</text:p>
      <text:p text:style-name="P14">[pid <text:s/>5633] munmap(0x7f516f462000, 144444) = 0</text:p>
      <text:p text:style-name="P14">[pid <text:s/>5633] futex(0x7f516f487968, FUTEX_WAKE_PRIVATE, 1 &lt;unfinished ...&gt;</text:p>
      <text:p text:style-name="P14"><text:soft-page-break/>[pid <text:s/>5635] &lt;... futex resumed&gt; ) <text:s text:c="6"/>= 0</text:p>
      <text:p text:style-name="P14">[pid <text:s/>5633] &lt;... futex resumed&gt; ) <text:s text:c="6"/>= 1</text:p>
      <text:p text:style-name="P14">[pid <text:s/>5635] futex(0x7f516f487968, FUTEX_WAKE_PRIVATE, 1 &lt;unfinished ...&gt;</text:p>
      <text:p text:style-name="P14">[pid <text:s/>5633] futex(0x7f516c4491a0, FUTEX_WAKE_PRIVATE, 2147483647 &lt;unfinished ...&gt;</text:p>
      <text:p text:style-name="P14">[pid <text:s/>5636] &lt;... futex resumed&gt; ) <text:s text:c="6"/>= 0</text:p>
      <text:p text:style-name="P14">[pid <text:s/>5635] &lt;... futex resumed&gt; ) <text:s text:c="6"/>= 1</text:p>
      <text:p text:style-name="P14">[pid <text:s/>5636] futex(0x7f516f487968, FUTEX_WAKE_PRIVATE, 1 &lt;unfinished ...&gt;</text:p>
      <text:p text:style-name="P14">[pid <text:s/>5633] &lt;... futex resumed&gt; ) <text:s text:c="6"/>= 0</text:p>
      <text:p text:style-name="P14">[pid <text:s/>5636] &lt;... futex resumed&gt; ) <text:s text:c="6"/>= 0</text:p>
      <text:p text:style-name="P14">[pid <text:s/>5635] madvise(0x7f516cc4b000, 8368128, MADV_DONTNEED &lt;unfinished ...&gt;</text:p>
      <text:p text:style-name="P14">[pid <text:s/>5636] madvise(0x7f516c44a000, 8368128, MADV_DONTNEED &lt;unfinished ...&gt;</text:p>
      <text:p text:style-name="P14">[pid <text:s/>5635] &lt;... madvise resumed&gt; ) <text:s text:c="4"/>= 0</text:p>
      <text:p text:style-name="P14">[pid <text:s/>5636] &lt;... madvise resumed&gt; ) <text:s text:c="4"/>= 0</text:p>
      <text:p text:style-name="P14">[pid <text:s/>5635] exit(0 &lt;unfinished ...&gt;</text:p>
      <text:p text:style-name="P14">[pid <text:s/>5636] exit(0) <text:s text:c="20"/>= ?</text:p>
      <text:p text:style-name="P14">[pid <text:s/>5635] &lt;... exit resumed&gt;) <text:s text:c="8"/>= ?</text:p>
      <text:p text:style-name="P14">[pid <text:s/>5633] madvise(0x7f516dc4d000, 8368128, MADV_DONTNEED &lt;unfinished ...&gt;</text:p>
      <text:p text:style-name="P14">[pid <text:s/>5636] +++ exited with 0 +++</text:p>
      <text:p text:style-name="P14">[pid <text:s/>5635] +++ exited with 0 +++</text:p>
      <text:p text:style-name="P14">[pid <text:s/>5634] &lt;... futex resumed&gt; ) <text:s text:c="6"/>= 0</text:p>
      <text:p text:style-name="P14">[pid <text:s/>5633] &lt;... madvise resumed&gt; ) <text:s text:c="4"/>= 0</text:p>
      <text:p text:style-name="P14">[pid <text:s/>5634] madvise(0x7f516d44c000, 8368128, MADV_DONTNEED &lt;unfinished ...&gt;</text:p>
      <text:p text:style-name="P14">[pid <text:s/>5633] exit(0 &lt;unfinished ...&gt;</text:p>
      <text:p text:style-name="P14">[pid <text:s/>5634] &lt;... madvise resumed&gt; ) <text:s text:c="4"/>= 0</text:p>
      <text:p text:style-name="P14">[pid <text:s/>5633] &lt;... exit resumed&gt;) <text:s text:c="8"/>= ?</text:p>
      <text:p text:style-name="P14"><text:soft-page-break/>[pid <text:s/>5634] exit(0 &lt;unfinished ...&gt;</text:p>
      <text:p text:style-name="P14">[pid <text:s/>5633] +++ exited with 0 +++</text:p>
      <text:p text:style-name="P14">[pid <text:s/>5634] &lt;... exit resumed&gt;) <text:s text:c="8"/>= ?</text:p>
      <text:p text:style-name="P14">[pid <text:s/>5632] &lt;... futex resumed&gt; ) <text:s text:c="6"/>= 0</text:p>
      <text:p text:style-name="P14">[pid <text:s/>5634] +++ exited with 0 +++</text:p>
      <text:p text:style-name="P14">[pid <text:s/>5632] madvise(0x7f516e44e000, 8368128, MADV_DONTNEED) = 0</text:p>
      <text:p text:style-name="P14">[pid <text:s/>5632] exit(0) <text:s text:c="20"/>= ?</text:p>
      <text:p text:style-name="P14">[pid <text:s/>5631] &lt;... futex resumed&gt; ) <text:s text:c="6"/>= 0</text:p>
      <text:p text:style-name="P14">[pid <text:s/>5632] +++ exited with 0 +++</text:p>
      <text:p text:style-name="P14">munmap(0x7f516cc4b000, 8392704) <text:s text:c="8"/>= 0</text:p>
      <text:p text:style-name="P14">write(1, "1:0 2:8 3:6 4:9 5:4 6:2 \n", 251:0 2:8 3:6 4:9 5:4 6:2 </text:p>
      <text:p text:style-name="P14">) = 25</text:p>
      <text:p text:style-name="P14">lseek(0, -1, SEEK_CUR) <text:s text:c="17"/>= -1 ESPIPE (Illegal seek)</text:p>
      <text:p text:style-name="P14">exit_group(0) <text:s text:c="26"/>= ?</text:p>
      <text:p text:style-name="P14">+++ exited with 0 +++</text:p>
      <text:h text:style-name="P27" text:outline-level="1">Вывод</text:h>
      <text:p text:style-name="P16">В результате данной лабораторной работы мной был<text:span text:style-name="T36">и</text:span> изучены тонкости создания многопоточных приложений. Также я получил дополнительные навыки синхронизации потоков и работы с ути<text:span text:style-name="T35">л</text:span>итой <text:span text:style-name="T35">strace</text:span>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style-name="Обычный" style:font-family-generic="roman" style:font-pitch="variable" fo:font-size="14pt" fo:language="ru" fo:country="RU" officeooo:rsid="000fc6a8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3cm" fo:margin-bottom="0cm" loext:contextual-spacing="false" fo:text-align="center" style:justify-single-word="false" fo:keep-together="always" style:page-number="auto" fo:keep-with-next="always"/>
      <style:text-properties fo:color="#4f81bd" style:font-name="Liberation Serif" fo:font-family="'Liberation Serif'" style:font-style-name="Обычный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19-11-16T20:15:38.565014990</dc:date>
    <meta:editing-cycles>48</meta:editing-cycles>
    <meta:editing-duration>PT3H45S</meta:editing-duration>
    <meta:generator>LibreOffice/6.0.7.3$Linux_X86_64 LibreOffice_project/00m0$Build-3</meta:generator>
    <meta:document-statistic meta:table-count="0" meta:image-count="0" meta:object-count="0" meta:page-count="18" meta:paragraph-count="516" meta:word-count="2683" meta:character-count="23103" meta:non-whitespace-character-count="192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